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06500000072B56AD0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3" style:family="graphic" style:parent-style-name="standard">
      <style:graphic-properties draw:stroke="none" draw:fill="solid" draw:fill-color="#99ccff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4" style:family="graphic" style:parent-style-name="standard">
      <style:graphic-properties draw:stroke="solid" svg:stroke-width="0.079cm" svg:stroke-color="#000066" draw:stroke-linejoin="miter" draw:fill="solid" draw:fill-color="#f8f8f8" draw:textarea-horizontal-align="justify" draw:textarea-vertical-align="middle" draw:auto-grow-height="false" fo:padding-top="0.13cm" fo:padding-bottom="0.13cm" fo:padding-left="0.25cm" fo:padding-right="0.25cm" fo:wrap-option="no-wrap" draw:shadow-color="#777777"/>
    </style:style>
    <style:style style:name="gr5" style:family="graphic" style:parent-style-name="standard">
      <style:graphic-properties draw:stroke="solid" svg:stroke-width="0.026cm" svg:stroke-color="#000066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6" style:family="graphic" style:parent-style-name="standard">
      <style:graphic-properties draw:stroke="none" draw:fill="none" draw:fill-color="#f47a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7" style:family="graphic" style:parent-style-name="standard">
      <style:graphic-properties draw:stroke="solid" svg:stroke-width="0.026cm" svg:stroke-color="#000066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8" style:family="graphic" style:parent-style-name="standard">
      <style:graphic-properties draw:stroke="solid" svg:stroke-width="0.026cm" svg:stroke-color="#000066" draw:marker-start="msArrowEnd_20_5" draw:marker-start-width="0.21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ccffcc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0" style:family="graphic" style:parent-style-name="standard">
      <style:graphic-properties draw:stroke="solid" svg:stroke-width="0.071cm" svg:stroke-color="#000000" draw:marker-end="msArrowEnd_20_9" draw:marker-end-width="0.35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11" style:family="graphic" style:parent-style-name="standard">
      <style:graphic-properties draw:stroke="solid" svg:stroke-width="0.071cm" svg:stroke-color="#000000" draw:marker-end="msArrowEnd_20_9" draw:marker-end-width="0.355cm" draw:marker-end-center="false" svg:stroke-opacity="100%" draw:stroke-linejoin="round" draw:fill="none" draw:fill-color="#ffff00" draw:textarea-horizontal-align="left" draw:textarea-vertical-align="top" draw:auto-grow-height="false" fo:padding-top="0.127cm" fo:padding-bottom="0.127cm" fo:padding-left="0.254cm" fo:padding-right="0.254cm" fo:wrap-option="wrap" draw:shadow-offset-x="0.071cm" draw:shadow-offset-y="0.071cm" draw:shadow-color="#777777" draw:shadow-opacity="100%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3" style:family="graphic" style:parent-style-name="standard">
      <style:graphic-properties draw:stroke="none" draw:fill="none" draw:fill-color="#f47a00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777777"/>
    </style:style>
    <style:style style:name="gr14" style:family="graphic" style:parent-style-name="standard">
      <style:graphic-properties draw:stroke="solid" svg:stroke-width="0.026cm" svg:stroke-color="#000000" draw:stroke-linejoin="miter" draw:fill="none" draw:fill-color="#f47a00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777777"/>
    </style:style>
    <style:style style:name="gr15" style:family="graphic" style:parent-style-name="standard">
      <style:graphic-properties draw:stroke="solid" svg:stroke-width="0.088cm" svg:stroke-color="#000000" draw:marker-start="Çizgi_20_ucu_20_1" draw:marker-start-width="0.44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16" style:family="graphic" style:parent-style-name="standard">
      <style:graphic-properties draw:stroke="solid" svg:stroke-width="0.088cm" svg:stroke-color="#000000" draw:marker-start="Çizgi_20_ucu_20_2" draw:marker-start-width="0.44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17" style:family="graphic" style:parent-style-name="standard">
      <style:graphic-properties draw:stroke="none" draw:fill="none" draw:fill-color="#ffff00" draw:textarea-horizontal-align="justify" draw:textarea-vertical-align="top" draw:auto-grow-height="true" fo:padding-top="0.13cm" fo:padding-bottom="0.13cm" fo:padding-left="0.25cm" fo:padding-right="0.25cm" fo:wrap-option="wrap" draw:shadow-color="#777777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00ffff" draw:textarea-horizontal-align="justify" draw:textarea-vertical-align="middle" draw:auto-grow-height="false" fo:padding-top="0.13cm" fo:padding-bottom="0.13cm" fo:padding-left="0.25cm" fo:padding-right="0.25cm" fo:wrap-option="no-wrap" draw:shadow-color="#777777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 draw:shadow-color="#777777"/>
    </style:style>
    <style:style style:name="gr20" style:family="graphic" style:parent-style-name="standard">
      <style:graphic-properties draw:stroke="solid" svg:stroke-width="0.079cm" svg:stroke-color="#000000" draw:marker-end="Çizgi_20_ucu_20_3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1" style:family="graphic" style:parent-style-name="standard">
      <style:graphic-properties draw:stroke="solid" svg:stroke-width="0.079cm" svg:stroke-color="#000000" draw:marker-end="Çizgi_20_ucu_20_4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2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3" style:family="graphic" style:parent-style-name="standard">
      <style:graphic-properties draw:stroke="solid" svg:stroke-width="0.079cm" svg:stroke-color="#000000" draw:marker-end="Çizgi_20_ucu_20_5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4" style:family="graphic" style:parent-style-name="standard">
      <style:graphic-properties draw:stroke="solid" svg:stroke-width="0.079cm" svg:stroke-color="#000000" draw:marker-end="Çizgi_20_ucu_20_6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5" style:family="graphic" style:parent-style-name="standard">
      <style:graphic-properties draw:stroke="solid" svg:stroke-width="0.079cm" svg:stroke-color="#000000" draw:marker-end="Çizgi_20_ucu_20_7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6" style:family="graphic" style:parent-style-name="standard">
      <style:graphic-properties draw:stroke="solid" svg:stroke-width="0.079cm" svg:stroke-color="#000000" draw:marker-end="Çizgi_20_ucu_20_8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7" style:family="graphic" style:parent-style-name="standard">
      <style:graphic-properties draw:stroke="solid" svg:stroke-width="0.079cm" svg:stroke-color="#000000" draw:marker-end="Çizgi_20_ucu_20_9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8" style:family="graphic" style:parent-style-name="standard">
      <style:graphic-properties draw:stroke="solid" svg:stroke-width="0.079cm" svg:stroke-color="#000000" draw:marker-end="Çizgi_20_ucu_20_10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9" style:family="graphic" style:parent-style-name="standard">
      <style:graphic-properties draw:stroke="solid" svg:stroke-width="0.079cm" svg:stroke-color="#000000" draw:marker-end="Çizgi_20_ucu_20_11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0" style:family="graphic" style:parent-style-name="standard">
      <style:graphic-properties draw:stroke="solid" svg:stroke-width="0.079cm" svg:stroke-color="#000000" draw:marker-end="Çizgi_20_ucu_20_12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1" style:family="graphic" style:parent-style-name="standard">
      <style:graphic-properties draw:stroke="solid" svg:stroke-width="0.079cm" svg:stroke-color="#000000" draw:marker-end="Çizgi_20_ucu_20_13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2" style:family="graphic" style:parent-style-name="standard">
      <style:graphic-properties draw:stroke="solid" svg:stroke-width="0.079cm" svg:stroke-color="#000000" draw:marker-end="Çizgi_20_ucu_20_14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3" style:family="graphic" style:parent-style-name="standard">
      <style:graphic-properties draw:stroke="solid" svg:stroke-width="0.079cm" svg:stroke-color="#000000" draw:marker-end="Çizgi_20_ucu_20_15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pr1" style:family="presentation" style:parent-style-name="Başlık1-title">
      <style:graphic-properties draw:stroke="none" draw:fill="none" draw:fill-color="#f47a00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777777"/>
    </style:style>
    <style:style style:name="pr2" style:family="presentation" style:parent-style-name="Başlık1-notes">
      <style:graphic-properties draw:stroke="none" draw:fill="none" draw:fill-color="#00cc99" draw:auto-grow-height="true" fo:min-height="11.798cm" draw:shadow-color="#808080"/>
    </style:style>
    <style:style style:name="pr3" style:family="presentation" style:parent-style-name="Varsayılan-title">
      <style:graphic-properties draw:stroke="none" draw:fill="none" draw:fill-color="#f47a00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777777"/>
    </style:style>
    <style:style style:name="pr4" style:family="presentation" style:parent-style-name="Varsayılan-outline1">
      <style:graphic-properties draw:stroke="solid" svg:stroke-width="0.026cm" svg:stroke-color="#000000" draw:stroke-linejoin="miter" draw:fill="none" draw:fill-color="#f47a00" draw:textarea-horizontal-align="justify" draw:textarea-vertical-align="top" draw:auto-grow-height="false" draw:auto-grow-width="false" draw:fit-to-size="shrink-to-fit" fo:min-height="9.901cm" fo:min-width="0cm" fo:padding-top="0.13cm" fo:padding-bottom="0.13cm" fo:padding-left="0.25cm" fo:padding-right="0.25cm" fo:wrap-option="wrap" draw:shadow-color="#777777"/>
    </style:style>
    <style:style style:name="pr5" style:family="presentation" style:parent-style-name="Varsayılan-notes">
      <style:graphic-properties draw:stroke="none" draw:fill="none" draw:fill-color="#00cc99" draw:textarea-horizontal-align="justify" draw:textarea-vertical-align="top" draw:auto-grow-height="true" draw:auto-grow-width="false" fo:min-height="11.499cm" fo:min-width="0cm" fo:padding-top="0.149cm" fo:padding-bottom="0.149cm" fo:padding-left="0.297cm" fo:padding-right="0.297cm" fo:wrap-option="wrap" draw:shadow-color="#808080"/>
    </style:style>
    <style:style style:name="pr6" style:family="presentation" style:parent-style-name="Varsayılan-outline1">
      <style:graphic-properties draw:stroke="solid" svg:stroke-width="0.026cm" svg:stroke-color="#000000" draw:stroke-linejoin="miter" draw:fill="none" draw:fill-color="#f47a00" draw:textarea-horizontal-align="justify" draw:textarea-vertical-align="top" draw:auto-grow-height="false" draw:auto-grow-width="false" draw:fit-to-size="shrink-to-fit" fo:min-height="9.69cm" fo:min-width="0cm" fo:padding-top="0.13cm" fo:padding-bottom="0.13cm" fo:padding-left="0.25cm" fo:padding-right="0.25cm" fo:wrap-option="wrap" draw:shadow-color="#777777"/>
    </style:style>
    <style:style style:name="pr7" style:family="presentation" style:parent-style-name="Varsayılan-outline1">
      <style:graphic-properties draw:stroke="solid" svg:stroke-width="0.026cm" svg:stroke-color="#000000" draw:stroke-linejoin="miter" draw:fill="none" draw:fill-color="#f47a00" draw:textarea-horizontal-align="justify" draw:textarea-vertical-align="top" draw:auto-grow-height="false" draw:auto-grow-width="false" draw:fit-to-size="shrink-to-fit" fo:min-height="14.558cm" fo:min-width="0cm" fo:padding-top="0.13cm" fo:padding-bottom="0.13cm" fo:padding-left="0.25cm" fo:padding-right="0.25cm" fo:wrap-option="wrap" draw:shadow-color="#777777"/>
    </style:style>
    <style:style style:name="pr8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-color="#777777"/>
    </style:style>
    <style:style style:name="pr9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0.324cm" fo:min-width="0cm" fo:padding-top="0.13cm" fo:padding-bottom="0.13cm" fo:padding-left="0.25cm" fo:padding-right="0.25cm" fo:wrap-option="wrap" draw:shadow-color="#777777"/>
    </style:style>
    <style:style style:name="pr10" style:family="presentation" style:parent-style-name="Varsayılan-notes">
      <style:graphic-properties draw:fill-color="#ffffff" fo:min-height="11.798cm"/>
    </style:style>
    <style:style style:name="pr11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5.879cm" fo:min-width="0cm" fo:padding-top="0.13cm" fo:padding-bottom="0.13cm" fo:padding-left="0.25cm" fo:padding-right="0.25cm" fo:wrap-option="wrap" draw:shadow-color="#777777"/>
    </style:style>
    <style:style style:name="pr12" style:family="presentation" style:parent-style-name="Varsayılan-notes">
      <style:graphic-properties draw:stroke="none" draw:fill="none" draw:fill-color="#00cc99" draw:auto-grow-height="true" fo:min-height="11.798cm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2.063cm" fo:margin-right="0cm" fo:margin-top="0.141cm" fo:margin-bottom="0cm" fo:line-height="90%" fo:text-indent="-0.793cm"/>
    </style:style>
    <style:style style:name="P5" style:family="paragraph">
      <style:paragraph-properties fo:margin-left="0.952cm" fo:margin-right="0cm" fo:margin-top="0.705cm" fo:margin-bottom="0cm" fo:line-height="90%" fo:text-indent="-0.952cm"/>
    </style:style>
    <style:style style:name="P6" style:family="paragraph">
      <style:paragraph-properties fo:margin-left="2.063cm" fo:margin-right="0cm" fo:margin-top="0.079cm" fo:margin-bottom="0cm" fo:line-height="90%" fo:text-indent="-0.793cm"/>
    </style:style>
    <style:style style:name="P7" style:family="paragraph">
      <style:paragraph-properties fo:margin-left="0cm" fo:margin-right="0cm" fo:margin-top="0.158cm" fo:margin-bottom="0cm" fo:text-indent="0cm"/>
    </style:style>
    <style:style style:name="P8" style:family="paragraph">
      <style:paragraph-properties fo:margin-left="0.952cm" fo:margin-right="0cm" fo:margin-top="0.705cm" fo:margin-bottom="0cm" fo:line-height="100%" fo:text-indent="-0.952cm"/>
    </style:style>
    <style:style style:name="P9" style:family="paragraph">
      <style:paragraph-properties fo:margin-left="0.952cm" fo:margin-right="0cm" fo:margin-top="0.617cm" fo:margin-bottom="0cm" fo:line-height="70%" fo:text-indent="-0.952cm"/>
    </style:style>
    <style:style style:name="P10" style:family="paragraph">
      <style:paragraph-properties fo:margin-left="0.952cm" fo:margin-right="0cm" fo:margin-top="0.617cm" fo:margin-bottom="0cm" fo:line-height="7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style:paragraph-properties fo:margin-left="0.952cm" fo:margin-right="0cm" fo:margin-top="0.617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style:paragraph-properties fo:margin-left="0.952cm" fo:margin-right="0cm" fo:margin-top="0.617cm" fo:margin-bottom="0cm" fo:line-height="100%" fo:text-indent="-0.952cm"/>
    </style:style>
    <style:style style:name="P13" style:family="paragraph">
      <style:paragraph-properties fo:margin-left="0.952cm" fo:margin-right="0cm" fo:margin-top="0.705cm" fo:margin-bottom="0cm" fo:line-height="70%" fo:text-indent="-0.952cm"/>
    </style:style>
    <style:style style:name="P14" style:family="paragraph">
      <style:paragraph-properties fo:margin-left="0cm" fo:margin-right="0cm" fo:margin-top="0.529cm" fo:margin-bottom="0cm" fo:text-indent="0cm"/>
    </style:style>
    <style:style style:name="P15" style:family="paragraph">
      <style:paragraph-properties fo:margin-left="0cm" fo:margin-right="0cm" fo:margin-top="0.088cm" fo:margin-bottom="0cm" fo:text-indent="0cm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margin-left="0cm" fo:margin-right="0cm" fo:line-height="100%" fo:text-align="center" fo:text-indent="0cm"/>
    </style:style>
    <style:style style:name="P18" style:family="paragraph">
      <style:paragraph-properties fo:margin-left="0cm" fo:margin-right="0cm" fo:margin-top="0.617cm" fo:margin-bottom="0cm" fo:text-indent="0cm"/>
    </style:style>
    <style:style style:name="P19" style:family="paragraph">
      <style:paragraph-properties fo:margin-left="0cm" fo:margin-right="0cm" fo:margin-top="0.105cm" fo:margin-bottom="0cm" fo:text-indent="0cm"/>
    </style:style>
    <style:style style:name="P20" style:family="paragraph">
      <style:paragraph-properties fo:margin-left="1.27cm" fo:margin-right="0cm" fo:margin-top="0cm" fo:margin-bottom="0cm" fo:line-height="100%" fo:text-align="center" fo:text-indent="0cm" style:punctuation-wrap="hanging" style:line-break="strict" style:writing-mode="lr-tb"/>
    </style:style>
    <style:style style:name="P21" style:family="paragraph">
      <style:paragraph-properties fo:margin-left="0cm" fo:margin-right="0cm" fo:margin-top="0.529cm" fo:margin-bottom="0cm" fo:line-height="100%" fo:text-indent="0cm" style:punctuation-wrap="simple" style:line-break="normal"/>
    </style:style>
    <style:style style:name="P22" style:family="paragraph">
      <style:paragraph-properties fo:margin-left="0cm" fo:margin-right="0cm" fo:margin-top="0.088cm" fo:margin-bottom="0cm" fo:line-height="100%" fo:text-indent="0cm" style:punctuation-wrap="simple" style:line-break="normal"/>
    </style:style>
    <style:style style:name="P23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24" style:family="paragraph">
      <style:paragraph-properties fo:margin-left="0.621cm" fo:margin-right="0cm" fo:margin-top="0.529cm" fo:margin-bottom="0cm" fo:line-height="100%" fo:text-indent="-0.621cm" style:punctuation-wrap="simple" style:line-break="normal"/>
    </style:style>
    <style:style style:name="P25" style:family="paragraph">
      <style:paragraph-properties fo:margin-left="0.621cm" fo:margin-right="0cm" fo:margin-top="0.529cm" fo:margin-bottom="0cm" fo:line-height="70%" fo:text-indent="-0.621cm" style:punctuation-wrap="simple" style:line-break="normal"/>
    </style:style>
    <style:style style:name="P26" style:family="paragraph">
      <style:paragraph-properties fo:margin-left="0.621cm" fo:margin-right="0cm" fo:margin-top="0.529cm" fo:margin-bottom="0cm" fo:line-height="90%" fo:text-indent="-0.621cm" style:punctuation-wrap="simple" style:line-break="normal"/>
    </style:style>
    <style:style style:name="T1" style:family="text">
      <style:text-properties fo:color="#0000ff" fo:font-size="32pt" style:font-size-asian="32pt" style:font-size-complex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00ff" fo:font-family="'Courier New'" style:font-family-generic="modern" style:font-pitch="fixed" fo:font-size="32pt" fo:language="en" fo:country="US" fo:font-weight="bold" style:font-size-asian="32pt" style:font-weight-asian="bold" style:font-size-complex="32pt" style:font-weight-complex="bold"/>
    </style:style>
    <style:style style:name="T4" style:family="text">
      <style:text-properties fo:font-family="'Courier New'" style:font-family-generic="modern" style:font-pitch="fixed" fo:font-size="32pt" fo:language="en" fo:country="US" fo:font-weight="bold" style:font-size-asian="32pt" style:font-weight-asian="bold" style:font-size-complex="32pt" style:font-weight-complex="bold"/>
    </style:style>
    <style:style style:name="T5" style:family="text">
      <style:text-properties fo:color="#0000ff" fo:font-family="'Courier New'" style:font-family-generic="modern" style:font-pitch="fixed" fo:font-size="18pt" fo:language="en" fo:country="US" style:font-size-asian="18pt" style:font-size-complex="18pt"/>
    </style:style>
    <style:style style:name="T6" style:family="text">
      <style:text-properties fo:language="en" fo:country="US"/>
    </style:style>
    <style:style style:name="T7" style:family="text">
      <style:text-properties fo:color="#0000ff" fo:font-family="'Courier New'" style:font-family-generic="modern" style:font-pitch="fixed" fo:font-size="32pt" fo:language="en" fo:country="US" style:font-size-asian="32pt" style:font-size-complex="32pt"/>
    </style:style>
    <style:style style:name="T8" style:family="text">
      <style:text-properties fo:font-family="'Courier New'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9" style:family="text">
      <style:text-properties fo:font-family="'Courier New'" style:font-family-generic="modern" style:font-pitch="fixed" fo:font-size="32pt" fo:language="en" fo:country="US" style:font-size-asian="32pt" style:font-size-complex="32pt"/>
    </style:style>
    <style:style style:name="T10" style:family="text">
      <style:text-properties fo:color="#ff0000" fo:font-family="Arial" style:font-family-generic="swiss" style:font-pitch="variable" fo:font-weight="bold" style:font-weight-asian="bold" style:font-weight-complex="bold"/>
    </style:style>
    <style:style style:name="T11" style:family="text">
      <style:text-properties fo:color="#ffcc66" fo:font-family="Arial" style:font-family-generic="swiss" style:font-pitch="variable" fo:font-weight="bold" style:font-weight-asian="bold" style:font-weight-complex="bold"/>
    </style:style>
    <style:style style:name="T12" style:family="text">
      <style:text-properties fo:color="#00cc00" fo:font-family="Arial" style:font-family-generic="swiss" style:font-pitch="variable" fo:font-weight="bold" style:font-weight-asian="bold" style:font-weight-complex="bold"/>
    </style:style>
    <style:style style:name="T13" style:family="text">
      <style:text-properties fo:color="#cc0099" fo:font-family="Arial" style:font-family-generic="swiss" style:font-pitch="variable" fo:font-weight="bold" style:font-weight-asian="bold" style:font-weight-complex="bold"/>
    </style:style>
    <style:style style:name="T14" style:family="text">
      <style:text-properties fo:color="#0000ff" fo:font-family="Arial" style:font-family-generic="swiss" style:font-pitch="variable" fo:font-weight="bold" style:font-weight-asian="bold" style:font-weight-complex="bold"/>
    </style:style>
    <style:style style:name="T15" style:family="text">
      <style:text-properties fo:color="#0000ff" fo:font-size="28pt" style:font-size-asian="28pt" style:font-size-complex="28pt"/>
    </style:style>
    <style:style style:name="T16" style:family="text">
      <style:text-properties fo:color="#000000" fo:font-size="24pt" style:font-size-asian="24pt" style:font-size-complex="24pt"/>
    </style:style>
    <style:style style:name="T17" style:family="text">
      <style:text-properties fo:color="#000000" fo:font-size="20pt" style:font-size-asian="20pt" style:font-size-complex="20pt"/>
    </style:style>
    <style:style style:name="T18" style:family="text">
      <style:text-properties fo:color="#0000ff" fo:font-size="28pt" fo:language="en" fo:country="US" style:font-size-asian="28pt" style:font-size-complex="28pt"/>
    </style:style>
    <style:style style:name="T19" style:family="text">
      <style:text-properties fo:color="#000000" fo:font-size="24pt" fo:language="en" fo:country="US" style:font-size-asian="24pt" style:font-size-complex="24pt"/>
    </style:style>
    <style:style style:name="T20" style:family="text">
      <style:text-properties fo:color="#000066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size="36pt" fo:font-weight="bold" style:font-size-asian="36pt" style:font-weight-asian="bold" style:font-size-complex="36pt" style:font-weight-complex="bold"/>
    </style:style>
    <style:style style:name="T23" style:family="text">
      <style:text-properties fo:font-size="40pt" style:font-size-asian="40pt" style:font-size-complex="40pt"/>
    </style:style>
    <style:style style:name="T24" style:family="text">
      <style:text-properties fo:font-size="54pt" style:font-size-asian="54pt" style:font-size-complex="54pt"/>
    </style:style>
    <style:style style:name="T25" style:family="text">
      <style:text-properties fo:color="#0000ff" fo:font-family="Helvetica" style:font-family-generic="swiss" style:font-pitch="variable" fo:font-size="26pt" style:font-size-asian="26pt" style:font-size-complex="26pt"/>
    </style:style>
    <style:style style:name="T26" style:family="text">
      <style:text-properties fo:font-family="Helvetica" style:font-family-generic="swiss" style:font-pitch="variable" fo:font-size="22pt" style:font-size-asian="22pt" style:font-size-complex="22pt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color="#0000ff" fo:font-family="'Courier New'" style:font-family-generic="modern" style:font-pitch="fixed" fo:language="en" fo:country="US" fo:font-weight="bold" style:font-weight-asian="bold" style:font-weight-complex="bold"/>
    </style:style>
    <style:style style:name="T29" style:family="text">
      <style:text-properties fo:color="#0000ff" fo:font-family="Helvetica" style:font-family-generic="swiss" style:font-pitch="variable" fo:language="en" fo:country="US"/>
    </style:style>
    <style:style style:name="T30" style:family="text">
      <style:text-properties fo:color="#0000ff" fo:font-family="'Courier New'" style:font-family-generic="modern" style:font-pitch="fixed" fo:language="en" fo:country="US"/>
    </style:style>
    <style:style style:name="T31" style:family="text">
      <style:text-properties fo:font-family="'Courier New'" style:font-family-generic="modern" style:font-pitch="fixed" fo:language="en" fo:country="US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">
        <style:list-level-properties text:space-before="0.943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3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number text:level="2" style:num-format="">
        <style:list-level-properties/>
        <style:text-properties fo:color="#0000ff" fo:font-size="100%"/>
      </text:list-level-style-number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621cm"/>
        <style:text-properties fo:font-family="Helvetica" style:font-family-generic="swiss" style:font-pitch="variable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8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cc66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cc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cc009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66" fo:font-size="100%"/>
      </text:list-level-style-number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 text:min-label-width="0.621cm"/>
        <style:text-properties fo:font-family="Helvetica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Midterm Review (overview of fall 2005 midterm)" draw:style-name="dp1" draw:master-page-name="Başlık1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Dönemsonu </text:span></text:p>
              </text:list-header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1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1. Modulo Arithmetic and Character I/O" draw:style-name="dp1" draw:master-page-name="Varsayılan" presentation:presentation-page-layout-name="AL2T19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<text:span text:style-name="T2">1. Modül aritmetiği ve Karakter G/Ç</text:span></text:p>
              </text:list-header>
            </text:list>
          </draw:text-box>
        </draw:frame>
        <draw:frame presentation:style-name="pr4" draw:text-style-name="P2" draw:layer="layout" svg:width="22.437cm" svg:height="10.16cm" svg:x="1.904cm" svg:y="3.81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4"><text:span text:style-name="T3">void f(unsigned int n) {</text:span></text:p>
                    <text:p text:style-name="P4"><text:span text:style-name="T3"><text:s text:c="3"/></text:span><text:span text:style-name="T3">do { </text:span></text:p>
                  </text:list-header>
                </text:list>
              </text:list-item>
            </text:list>
            <text:list text:style-name="L4">
              <text:list-header>
                <text:p text:style-name="P5"><text:span text:style-name="T4"><text:s text:c="7"/></text:span><text:span text:style-name="T4">putchar(‘0’ + (n % 10)); </text:span></text:p>
                <text:p text:style-name="P5"><text:span text:style-name="T4"><text:s text:c="5"/></text:span><text:span text:style-name="T4">} while (n /= 10); </text:span></text:p>
                <text:p text:style-name="P5"><text:span text:style-name="T4"><text:s text:c="5"/></text:span><text:span text:style-name="T4">putchar(‘\n’); </text:span></text:p>
              </text:list-header>
            </text:list>
            <text:list text:style-name="L3">
              <text:list-item>
                <text:list>
                  <text:list-header>
                    <text:p text:style-name="P6"><text:span text:style-name="T3">}</text:span><text:span text:style-name="T5"> </text:span></text:p>
                  </text:list-header>
                </text:list>
              </text:list-item>
            </text:list>
          </draw:text-box>
        </draw:frame>
        <draw:custom-shape draw:style-name="gr2" draw:text-style-name="P2" draw:layer="layout" svg:width="9.298cm" svg:height="2.969cm" svg:x="4.408cm" svg:y="15.028cm">
          <text:list text:style-name="L5">
            <text:list-item>
              <text:p text:style-name="P3"><text:span text:style-name="T2"><text:s/></text:span><text:span text:style-name="T2">f(837) ne üretir?</text:span></text:p>
            </text:list-item>
            <text:list-item>
              <text:p text:style-name="P3"><text:span text:style-name="T2">Bu işlev ne yapar?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2" presentation:class="page"/>
          <draw:frame presentation:style-name="pr5" draw:text-style-name="P2" draw:layer="layout" svg:width="14.75cm" svg:height="11.797cm" svg:x="2.752cm" svg:y="12.775cm" presentation:class="notes" presentation:user-transformed="true">
            <draw:text-box>
              <text:list text:style-name="L6">
                <text:list-header>
                  <text:p text:style-name="P7"><text:span text:style-name="T6">738 (That is, the characters '7', '3', and '8' followed by a newline character.)</text:span></text:p>
                  <text:p text:style-name="P7"><text:span text:style-name="T6"/></text:p>
                  <text:p text:style-name="P7"><text:span text:style-name="T6">The function prints to stdout the decimal digits that comprise n, in reverse order. </text:span></text:p>
                  <text:p text:style-name="P7"><text:span text:style-name="T6"/></text:p>
                  <text:p text:style-name="P7"><text:span text:style-name="T6">Common mistakes: treating “+” as string concatenation, rather than numerical addition.</text:span></text:p>
                </text:list-header>
              </text:list>
            </draw:text-box>
          </draw:frame>
        </presentation:notes>
      </draw:page>
      <draw:page draw:name="page3" draw:style-name="dp1" draw:master-page-name="Varsayılan" presentation:presentation-page-layout-name="AL2T19">
        <draw:frame presentation:style-name="pr6" draw:text-style-name="P2" draw:layer="layout" svg:width="21.801cm" svg:height="9.949cm" svg:x="2.116cm" svg:y="3.597cm" presentation:class="outline" presentation:user-transformed="true">
          <draw:text-box>
            <text:list text:style-name="L4">
              <text:list-header>
                <text:p text:style-name="P8"><text:span text:style-name="T4">void f(unsigned int n){ </text:span></text:p>
                <text:p text:style-name="P8"><text:span text:style-name="T4"><text:s text:c="3"/></text:span><text:span text:style-name="T4">for ( ; n; n /= 10) </text:span></text:p>
                <text:p text:style-name="P8"><text:span text:style-name="T4"><text:s text:c="6"/></text:span><text:span text:style-name="T4">putchar(‘0’ + (n % 10)); </text:span></text:p>
                <text:p text:style-name="P8"><text:span text:style-name="T4"><text:s text:c="3"/></text:span><text:span text:style-name="T4">putchar(‘\n’);</text:span></text:p>
                <text:p text:style-name="P8"><text:span text:style-name="T4">}</text:span><text:span text:style-name="T7"> </text:span></text:p>
              </text:list-header>
            </text:list>
          </draw:text-box>
        </draw:frame>
        <draw:custom-shape draw:style-name="gr2" draw:text-style-name="P2" draw:layer="layout" svg:width="15.051cm" svg:height="1.615cm" svg:x="3.631cm" svg:y="15.028cm">
          <text:list text:style-name="L5">
            <text:list-item>
              <text:p text:style-name="P3"><text:span text:style-name="T2">Yanıtınız ne zaman farklı olur?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<text:span text:style-name="T2">1. Modül aritmetiği ve Karakter G/Ç</text:span></text:p>
              </text:list-header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3" presentation:class="page"/>
          <draw:frame presentation:style-name="pr5" draw:text-style-name="P2" draw:layer="layout" svg:width="14.75cm" svg:height="11.797cm" svg:x="2.752cm" svg:y="12.775cm" presentation:class="notes" presentation:user-transformed="true">
            <draw:text-box>
              <text:list text:style-name="L6">
                <text:list-header>
                  <text:p text:style-name="P7"><text:span text:style-name="T6">When n=0, the previous version produces a 0. <text:s/>This produces a newline.</text:span></text:p>
                </text:list-header>
              </text:list>
            </draw:text-box>
          </draw:frame>
        </presentation:notes>
      </draw:page>
      <draw:page draw:name="2. Pointers and Strings" draw:style-name="dp1" draw:master-page-name="Varsayılan" presentation:presentation-page-layout-name="AL2T19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<text:span text:style-name="T2">2. Göstericiler ve dizgiler</text:span></text:p>
              </text:list-header>
            </text:list>
          </draw:text-box>
        </draw:frame>
        <draw:frame presentation:style-name="pr7" draw:text-style-name="P2" draw:layer="layout" svg:width="17.145cm" svg:height="14.817cm" svg:x="2.116cm" svg:y="3.597cm" presentation:class="outline" presentation:user-transformed="true">
          <draw:text-box>
            <text:list text:style-name="L4">
              <text:list-header>
                <text:p text:style-name="P9"><text:span text:style-name="T8">void f(char *s) { </text:span></text:p>
                <text:p text:style-name="P10"><text:span text:style-name="T8"><text:tab/></text:span><text:span text:style-name="T8">char *p = s; </text:span></text:p>
                <text:p text:style-name="P11"><text:span text:style-name="T8"><text:tab/></text:span><text:span text:style-name="T8">while (*s)</text:span></text:p>
                <text:p text:style-name="P9"><text:span text:style-name="T8"><text:s text:c="3"/></text:span><text:span text:style-name="T8">s++; </text:span></text:p>
                <text:p text:style-name="P12"><text:span text:style-name="T8"><text:s text:c="2"/></text:span><text:span text:style-name="T8">for (s--; s&gt;p; s--,p++) { </text:span></text:p>
                <text:p text:style-name="P9"><text:span text:style-name="T8"><text:s text:c="4"/></text:span><text:span text:style-name="T8">char c = *s; </text:span></text:p>
                <text:p text:style-name="P9"><text:span text:style-name="T8"><text:s text:c="4"/></text:span><text:span text:style-name="T8">*s = *p; </text:span></text:p>
                <text:p text:style-name="P9"><text:span text:style-name="T8"><text:s text:c="4"/></text:span><text:span text:style-name="T8">*p = c; </text:span></text:p>
                <text:p text:style-name="P9"><text:span text:style-name="T8"><text:s text:c="2"/></text:span><text:span text:style-name="T8">} </text:span></text:p>
                <text:p text:style-name="P13"><text:span text:style-name="T8">}</text:span><text:span text:style-name="T9"> </text:span></text:p>
              </text:list-header>
            </text:list>
          </draw:text-box>
        </draw:frame>
        <draw:custom-shape draw:style-name="gr3" draw:text-style-name="P2" draw:layer="layout" svg:width="9.298cm" svg:height="1.615cm" svg:x="11.67cm" svg:y="15.452cm">
          <text:list text:style-name="L5">
            <text:list-item>
              <text:p text:style-name="P3"><text:span text:style-name="T2">Bu işlev ne yapar?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4" presentation:class="page"/>
          <draw:frame presentation:style-name="pr5" draw:text-style-name="P2" draw:layer="layout" svg:width="14.75cm" svg:height="11.797cm" svg:x="2.752cm" svg:y="12.775cm" presentation:class="notes" presentation:user-transformed="true">
            <draw:text-box>
              <text:list text:style-name="L6">
                <text:list-header>
                  <text:p text:style-name="P7">Reverses the string.</text:p>
                  <text:p text:style-name="P7"/>
                  <text:p text:style-name="P7">Common to misunderstand the while-loop idiom, which is true till you reach the \0</text:p>
                  <text:p text:style-name="P7"/>
                  <text:p text:style-name="P7">Common idiom of swap.</text:p>
                </text:list-header>
              </text:list>
            </draw:text-box>
          </draw:frame>
        </presentation:notes>
      </draw:page>
      <draw:page draw:name="3. Short Answer" draw:style-name="dp1" draw:master-page-name="Varsayılan" presentation:presentation-page-layout-name="AL3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3. Kısa cevaplar</text:p>
              </text:list-header>
            </text:list>
          </draw:text-box>
        </draw:frame>
        <draw:frame presentation:style-name="pr8" draw:text-style-name="P2" draw:layer="layout" svg:width="23.495cm" svg:height="15.24cm" svg:x="1.269cm" svg:y="3.387cm" presentation:class="outline" presentation:user-transformed="true">
          <draw:text-box>
            <text:list text:style-name="L7">
              <text:list-item>
                <text:p text:style-name="P14">UNIX süreçleri için bellek yerleşimi:</text:p>
              </text:list-item>
            </text:list>
            <text:list text:style-name="L8">
              <text:list-item>
                <text:list>
                  <text:list-item>
                    <text:p text:style-name="P15">Yığın yukarıdan aşağıya büyümek yerine her ikisi de yukarı/aşağı neden büyümemektedir? </text:p>
                  </text:list-item>
                </text:list>
              </text:list-item>
            </text:list>
          </draw:text-box>
        </draw:frame>
        <draw:custom-shape draw:style-name="gr4" draw:text-style-name="P2" draw:layer="layout" svg:width="4.868cm" svg:height="11.43cm" svg:x="19.262cm" svg:y="6.773cm">
          <text:p/>
          <draw:enhanced-geometry svg:viewBox="0 0 21600 21600" draw:type="rectangle" draw:enhanced-path="M 0 0 L 21600 0 21600 21600 0 21600 0 0 Z N"/>
        </draw:custom-shape>
        <draw:line draw:style-name="gr5" draw:text-style-name="P16" draw:layer="layout" svg:x1="19.262cm" svg:y1="16.298cm" svg:x2="24.13cm" svg:y2="16.298cm">
          <text:p/>
        </draw:line>
        <draw:line draw:style-name="gr5" draw:text-style-name="P16" draw:layer="layout" svg:x1="19.262cm" svg:y1="12.7cm" svg:x2="24.13cm" svg:y2="12.7cm">
          <text:p/>
        </draw:line>
        <draw:line draw:style-name="gr5" draw:text-style-name="P16" draw:layer="layout" svg:x1="19.262cm" svg:y1="9.313cm" svg:x2="24.13cm" svg:y2="9.313cm">
          <text:p/>
        </draw:line>
        <draw:line draw:style-name="gr5" draw:text-style-name="P16" draw:layer="layout" svg:x1="19.262cm" svg:y1="8.255cm" svg:x2="24.13cm" svg:y2="8.255cm">
          <text:p/>
        </draw:line>
        <draw:line draw:style-name="gr5" draw:text-style-name="P16" draw:layer="layout" svg:x1="19.262cm" svg:y1="10.583cm" svg:x2="24.13cm" svg:y2="10.583cm">
          <text:p/>
        </draw:line>
        <draw:custom-shape draw:style-name="gr6" draw:text-style-name="P2" draw:layer="layout" svg:width="2.716cm" svg:height="1.277cm" svg:x="20.049cm" svg:y="6.822cm">
          <text:list text:style-name="L9">
            <text:list-header>
              <text:p text:style-name="P17"><text:span text:style-name="T10">Met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102cm" svg:height="1.277cm" svg:x="20.356cm" svg:y="8.092cm">
          <text:list text:style-name="L10">
            <text:list-header>
              <text:p text:style-name="P17"><text:span text:style-name="T11">Ve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238cm" svg:height="1.277cm" svg:x="20.292cm" svg:y="9.322cm">
          <text:list text:style-name="L11">
            <text:list-header>
              <text:p text:style-name="P17"><text:span text:style-name="T12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339cm" svg:height="1.277cm" svg:x="20.239cm" svg:y="16.347cm">
          <text:list text:style-name="L12">
            <text:list-header>
              <text:p text:style-name="P17"><text:span text:style-name="T13">Yığı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572cm" svg:height="1.277cm" svg:x="20.124cm" svg:y="10.844cm">
          <text:list text:style-name="L13">
            <text:list-header>
              <text:p text:style-name="P17"><text:span text:style-name="T14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6" draw:layer="layout" svg:x1="21.59cm" svg:y1="12.7cm" svg:x2="21.59cm" svg:y2="13.547cm">
          <text:p/>
        </draw:line>
        <draw:line draw:style-name="gr8" draw:text-style-name="P16" draw:layer="layout" svg:x1="21.59cm" svg:y1="15.452cm" svg:x2="21.59cm" svg:y2="16.298cm">
          <text:p/>
        </draw:line>
        <presentation:notes draw:style-name="dp2">
          <draw:page-thumbnail draw:style-name="gr1" draw:layer="layout" svg:width="13.428cm" svg:height="10.072cm" svg:x="3.545cm" svg:y="1.967cm" draw:page-number="5" presentation:class="page"/>
          <draw:frame presentation:style-name="pr5" draw:text-style-name="P2" draw:layer="layout" svg:width="14.75cm" svg:height="11.797cm" svg:x="2.752cm" svg:y="12.775cm" presentation:class="notes" presentation:user-transformed="true">
            <draw:text-box>
              <text:list text:style-name="L6">
                <text:list-header>
                  <text:p text:style-name="P7"><text:span text:style-name="T6">Heap and stack *could* grow in the same direction, but less space efficient.</text:span></text:p>
                  <text:p text:style-name="P7"><text:span text:style-name="T6"/></text:p>
                  <text:p text:style-name="P7"><text:span text:style-name="T6">Common mistake: that they couldn’t grow in the same direction. <text:s/>(They can, it’s just not as efficient.)</text:span></text:p>
                </text:list-header>
              </text:list>
            </draw:text-box>
          </draw:frame>
        </presentation:notes>
      </draw:page>
      <draw:page draw:name="4. Deterministic Finite Automata" draw:style-name="dp1" draw:master-page-name="Varsayılan" presentation:presentation-page-layout-name="AL4T3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4. Deterministik Sonlu Otomata</text:p>
              </text:list-header>
            </text:list>
          </draw:text-box>
        </draw:frame>
        <draw:frame presentation:style-name="pr9" draw:text-style-name="P2" draw:layer="layout" svg:width="11.536cm" svg:height="10.583cm" svg:x="1.27cm" svg:y="6.349cm" presentation:class="outline" presentation:user-transformed="true">
          <draw:text-box>
            <text:list text:style-name="L7">
              <text:list-item>
                <text:p text:style-name="P18"><text:span text:style-name="T15">Geçerli sayılar</text:span></text:p>
              </text:list-item>
            </text:list>
            <text:list text:style-name="L8">
              <text:list-item>
                <text:list>
                  <text:list-item>
                    <text:p text:style-name="P19"><text:span text:style-name="T16">“</text:span><text:span text:style-name="T16">-34”</text:span></text:p>
                  </text:list-item>
                  <text:list-item>
                    <text:p text:style-name="P19"><text:span text:style-name="T16">“</text:span><text:span text:style-name="T16">78.1”</text:span></text:p>
                  </text:list-item>
                  <text:list-item>
                    <text:p text:style-name="P19"><text:span text:style-name="T16">“</text:span><text:span text:style-name="T16">+298.3”</text:span></text:p>
                  </text:list-item>
                  <text:list-item>
                    <text:p text:style-name="P19"><text:span text:style-name="T16">“</text:span><text:span text:style-name="T16">-34.7e-1”</text:span></text:p>
                  </text:list-item>
                  <text:list-item>
                    <text:p text:style-name="P19"><text:span text:style-name="T16">“</text:span><text:span text:style-name="T16">34.7E-1”</text:span></text:p>
                  </text:list-item>
                  <text:list-item>
                    <text:p text:style-name="P19"><text:span text:style-name="T16">“</text:span><text:span text:style-name="T16">7.”</text:span></text:p>
                  </text:list-item>
                  <text:list-item>
                    <text:p text:style-name="P19"><text:span text:style-name="T16">“</text:span><text:span text:style-name="T16">.7”</text:span></text:p>
                  </text:list-item>
                  <text:list-item>
                    <text:p text:style-name="P15"><text:span text:style-name="T16">“</text:span><text:span text:style-name="T16">999.99e99”</text:span><text:span text:style-name="T17"> </text:span></text:p>
                  </text:list-item>
                </text:list>
              </text:list-item>
            </text:list>
          </draw:text-box>
        </draw:frame>
        <draw:frame presentation:style-name="pr9" draw:text-style-name="P2" draw:layer="layout" svg:width="11.536cm" svg:height="10.583cm" svg:x="13.229cm" svg:y="6.349cm" presentation:class="outline" presentation:user-transformed="true">
          <draw:text-box>
            <text:list text:style-name="L7">
              <text:list-item>
                <text:p text:style-name="P18"><text:span text:style-name="T18">Geçersiz sayılar</text:span></text:p>
              </text:list-item>
            </text:list>
            <text:list text:style-name="L8">
              <text:list-item>
                <text:list>
                  <text:list-item>
                    <text:p text:style-name="P19"><text:span text:style-name="T19">“</text:span><text:span text:style-name="T19">abc”</text:span></text:p>
                  </text:list-item>
                  <text:list-item>
                    <text:p text:style-name="P19"><text:span text:style-name="T19">“</text:span><text:span text:style-name="T19">-e9”</text:span></text:p>
                  </text:list-item>
                  <text:list-item>
                    <text:p text:style-name="P19"><text:span text:style-name="T19">“</text:span><text:span text:style-name="T19">1e”</text:span></text:p>
                  </text:list-item>
                  <text:list-item>
                    <text:p text:style-name="P19"><text:span text:style-name="T19">“</text:span><text:span text:style-name="T19">+”</text:span></text:p>
                  </text:list-item>
                  <text:list-item>
                    <text:p text:style-name="P19"><text:span text:style-name="T19">“</text:span><text:span text:style-name="T19">17.9A”</text:span></text:p>
                  </text:list-item>
                  <text:list-item>
                    <text:p text:style-name="P19"><text:span text:style-name="T19">“</text:span><text:span text:style-name="T19">0.38+”</text:span></text:p>
                  </text:list-item>
                  <text:list-item>
                    <text:p text:style-name="P19"><text:span text:style-name="T19">“</text:span><text:span text:style-name="T19">.”</text:span></text:p>
                  </text:list-item>
                  <text:list-item>
                    <text:p text:style-name="P19"><text:span text:style-name="T19">“</text:span><text:span text:style-name="T19">38.38f9” </text:span>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13.028cm" svg:height="1.277cm" svg:x="6.499cm" svg:y="3.387cm">
          <text:list text:style-name="L14">
            <text:list-item>
              <text:list>
                <text:list-header>
                  <text:p text:style-name="P20"><text:span text:style-name="T20">Dizgi kayar noktalı sayı mıdır?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3.428cm" svg:height="10.073cm" svg:x="3.545cm" svg:y="1.967cm" draw:page-number="6" presentation:class="page"/>
          <draw:frame presentation:style-name="pr10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3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4. Deterministic Finite Automata</text:p>
              </text:list-header>
            </text:list>
          </draw:text-box>
        </draw:frame>
        <draw:frame presentation:style-name="pr11" draw:text-style-name="P2" draw:layer="layout" svg:width="23.495cm" svg:height="6.138cm" svg:x="1.269cm" svg:y="3.387cm" presentation:class="outline" presentation:user-transformed="true">
          <draw:text-box>
            <text:list text:style-name="L7">
              <text:list-item>
                <text:p text:id="id1" text:style-name="P14">Seçimlik: “+” veya “-”</text:p>
              </text:list-item>
              <text:list-item>
                <text:p text:id="id2" text:style-name="P14">Sıfır veya daha fazla hane</text:p>
              </text:list-item>
            </text:list>
          </draw:text-box>
        </draw:frame>
        <draw:custom-shape draw:style-name="gr9" draw:text-style-name="P2" draw:layer="layout" svg:width="1.905cm" svg:height="1.905cm" svg:x="2.328cm" svg:y="15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6" draw:layer="layout" svg:x1="1.27cm" svg:y1="15.875cm" svg:x2="2.328cm" svg:y2="15.875cm">
          <text:p/>
        </draw:line>
        <draw:custom-shape draw:style-name="gr9" draw:text-style-name="P2" draw:layer="layout" svg:width="1.905cm" svg:height="1.905cm" svg:x="11.642cm" svg:y="15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905cm" svg:height="1.905cm" svg:x="7.19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6" draw:layer="layout" svg:x1="4.233cm" svg:y1="15.662cm" svg:x2="7.408cm" svg:y2="13.969cm">
          <text:p/>
        </draw:line>
        <draw:line draw:style-name="gr10" draw:text-style-name="P16" draw:layer="layout" svg:x1="4.233cm" svg:y1="16.087cm" svg:x2="11.853cm" svg:y2="16.087cm">
          <text:p/>
        </draw:line>
        <draw:line draw:style-name="gr10" draw:text-style-name="P16" draw:layer="layout" svg:x1="9.102cm" svg:y1="13.97cm" svg:x2="11.853cm" svg:y2="15.452cm">
          <text:p/>
        </draw:line>
        <draw:custom-shape draw:style-name="gr11" draw:text-style-name="P2" draw:layer="layout" svg:width="1.834cm" svg:height="1.693cm" svg:x="11.677cm" svg:y="16.722cm">
          <text:p/>
          <draw:enhanced-geometry svg:viewBox="0 0 416 384" draw:type="non-primitive" draw:enhanced-path="M 136 48 C 68 144 0 240 40 288 80 336 336 384 376 336 416 288 348 144 280 0 N"/>
        </draw:custom-shape>
        <draw:custom-shape draw:style-name="gr2" draw:text-style-name="P2" draw:layer="layout" svg:width="1.065cm" svg:height="1.446cm" svg:x="5.085cm" svg:y="13.547cm">
          <text:list text:style-name="L6">
            <text:list-header>
              <text:p text:style-name="P3"><text:span text:style-name="T21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785cm" svg:x="5.72cm" svg:y="14.12cm">
          <text:list text:style-name="L6">
            <text:list-header>
              <text:p text:style-name="P3"><text:span text:style-name="T22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209cm" svg:height="1.954cm" svg:x="7.624cm" svg:y="15.663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209cm" svg:height="1.954cm" svg:x="10.587cm" svg:y="16.51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209cm" svg:height="1.954cm" svg:x="9.741cm" svg:y="12.7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.482cm" svg:height="1.482cm" svg:x="11.853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repeatCount="1" presentation:node-type="on-click" presentation:group-id="0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smil:repeatCount="1" presentation:node-type="on-click" presentation:group-id="0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428cm" svg:height="10.073cm" svg:x="3.545cm" svg:y="1.967cm" draw:page-number="7" presentation:class="page"/>
          <draw:frame presentation:style-name="pr10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8" draw:style-name="dp1" draw:master-page-name="Varsayılan" presentation:presentation-page-layout-name="AL3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4. Deterministic Finite Automata</text:p>
              </text:list-header>
            </text:list>
          </draw:text-box>
        </draw:frame>
        <draw:frame presentation:style-name="pr11" draw:text-style-name="P2" draw:layer="layout" svg:width="23.495cm" svg:height="6.138cm" svg:x="1.269cm" svg:y="3.387cm" presentation:class="outline" presentation:user-transformed="true">
          <draw:text-box>
            <text:list text:style-name="L7">
              <text:list-item>
                <text:p text:style-name="P14">Seçimlik: “+” veya “-”</text:p>
              </text:list-item>
              <text:list-item>
                <text:p text:style-name="P14">Sıfır veya daha fazla hane</text:p>
              </text:list-item>
              <text:list-item>
                <text:p text:style-name="P14">Seçimlik onluk ayırıcı</text:p>
              </text:list-item>
            </text:list>
            <text:list text:style-name="L8">
              <text:list-item>
                <text:list>
                  <text:list-item>
                    <text:p text:style-name="P15">Sıfır veya fazla haneyi takiben</text:p>
                  </text:list-item>
                </text:list>
              </text:list-item>
            </text:list>
          </draw:text-box>
        </draw:frame>
        <draw:custom-shape draw:style-name="gr9" draw:text-style-name="P2" draw:layer="layout" svg:width="1.905cm" svg:height="1.905cm" svg:x="2.328cm" svg:y="15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6" draw:layer="layout" svg:x1="1.27cm" svg:y1="15.875cm" svg:x2="2.328cm" svg:y2="15.875cm">
          <text:p/>
        </draw:line>
        <draw:custom-shape draw:style-name="gr9" draw:text-style-name="P2" draw:layer="layout" svg:width="1.905cm" svg:height="1.905cm" svg:x="11.642cm" svg:y="15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905cm" svg:height="1.905cm" svg:x="7.19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905cm" svg:height="1.905cm" svg:x="7.197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905cm" svg:height="1.905cm" svg:x="11.642cm" svg:y="11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6" draw:layer="layout" svg:x1="3.387cm" svg:y1="15.027cm" svg:x2="7.408cm" svg:y2="10.582cm">
          <text:p/>
        </draw:line>
        <draw:line draw:style-name="gr10" draw:text-style-name="P16" draw:layer="layout" svg:x1="4.233cm" svg:y1="15.662cm" svg:x2="7.408cm" svg:y2="13.969cm">
          <text:p/>
        </draw:line>
        <draw:line draw:style-name="gr10" draw:text-style-name="P16" draw:layer="layout" svg:x1="4.233cm" svg:y1="16.087cm" svg:x2="11.853cm" svg:y2="16.087cm">
          <text:p/>
        </draw:line>
        <draw:line draw:style-name="gr10" draw:text-style-name="P16" draw:layer="layout" svg:x1="9.102cm" svg:y1="13.97cm" svg:x2="11.853cm" svg:y2="15.452cm">
          <text:p/>
        </draw:line>
        <draw:line draw:style-name="gr10" draw:text-style-name="P16" draw:layer="layout" svg:x1="9.102cm" svg:y1="10.16cm" svg:x2="11.853cm" svg:y2="11.642cm">
          <text:p/>
        </draw:line>
        <draw:line draw:style-name="gr10" draw:text-style-name="P16" draw:layer="layout" svg:x1="8.255cm" svg:y1="12.699cm" svg:x2="8.255cm" svg:y2="11.006cm">
          <text:p/>
        </draw:line>
        <draw:line draw:style-name="gr10" draw:text-style-name="P16" draw:layer="layout" svg:x1="12.488cm" svg:y1="15.027cm" svg:x2="12.488cm" svg:y2="13.122cm">
          <text:p/>
        </draw:line>
        <draw:custom-shape draw:style-name="gr11" draw:text-style-name="P2" draw:layer="layout" svg:width="1.834cm" svg:height="1.693cm" svg:x="11.677cm" svg:y="16.722cm">
          <text:p/>
          <draw:enhanced-geometry svg:viewBox="0 0 416 384" draw:type="non-primitive" draw:enhanced-path="M 136 48 C 68 144 0 240 40 288 80 336 336 384 376 336 416 288 348 144 280 0 N"/>
        </draw:custom-shape>
        <draw:custom-shape draw:style-name="gr11" draw:text-style-name="P2" draw:layer="layout" svg:width="1.835cm" svg:height="1.693cm" svg:x="11.712cm" svg:y="9.731cm">
          <text:p/>
          <draw:enhanced-geometry svg:viewBox="0 0 416 384" draw:mirror-vertical="true" draw:type="non-primitive" draw:enhanced-path="M 136 48 C 68 144 0 240 40 288 80 336 336 384 376 336 416 288 348 144 280 0 N"/>
        </draw:custom-shape>
        <draw:custom-shape draw:style-name="gr2" draw:text-style-name="P2" draw:layer="layout" svg:width="0.98cm" svg:height="2.547cm" svg:x="4.193cm" svg:y="10.733cm">
          <text:list text:style-name="L6">
            <text:list-header>
              <text:p text:style-name="P3"><text:span text:style-name="T24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065cm" svg:height="1.446cm" svg:x="5.085cm" svg:y="13.547cm">
          <text:list text:style-name="L6">
            <text:list-header>
              <text:p text:style-name="P3"><text:span text:style-name="T21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785cm" svg:x="5.72cm" svg:y="14.12cm">
          <text:list text:style-name="L6">
            <text:list-header>
              <text:p text:style-name="P3"><text:span text:style-name="T22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209cm" svg:height="1.954cm" svg:x="7.624cm" svg:y="15.663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209cm" svg:height="1.954cm" svg:x="10.587cm" svg:y="16.51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209cm" svg:height="1.954cm" svg:x="13.339cm" svg:y="9.102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209cm" svg:height="1.954cm" svg:x="9.741cm" svg:y="9.102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209cm" svg:height="1.954cm" svg:x="9.741cm" svg:y="12.7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8cm" svg:height="2.547cm" svg:x="12.492cm" svg:y="12.065cm">
          <text:list text:style-name="L6">
            <text:list-header>
              <text:p text:style-name="P3"><text:span text:style-name="T24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.482cm" svg:height="1.482cm" svg:x="11.853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482cm" svg:height="1.482cm" svg:x="11.853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8cm" svg:height="2.547cm" svg:x="8.259cm" svg:y="9.948cm">
          <text:list text:style-name="L6">
            <text:list-header>
              <text:p text:style-name="P3"><text:span text:style-name="T24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3.428cm" svg:height="10.073cm" svg:x="3.545cm" svg:y="1.967cm" draw:page-number="8" presentation:class="page"/>
          <draw:frame presentation:style-name="pr10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9" draw:style-name="dp1" draw:master-page-name="Varsayılan" presentation:presentation-page-layout-name="AL3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4. Deterministic Finite Automata</text:p>
              </text:list-header>
            </text:list>
          </draw:text-box>
        </draw:frame>
        <draw:custom-shape draw:style-name="gr9" draw:text-style-name="P2" draw:layer="layout" svg:width="1.905cm" svg:height="1.905cm" svg:x="2.328cm" svg:y="15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6" draw:layer="layout" svg:x1="1.27cm" svg:y1="15.875cm" svg:x2="2.328cm" svg:y2="15.875cm">
          <text:p/>
        </draw:line>
        <draw:custom-shape draw:style-name="gr9" draw:text-style-name="P2" draw:layer="layout" svg:width="1.905cm" svg:height="1.905cm" svg:x="11.642cm" svg:y="15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905cm" svg:height="1.905cm" svg:x="7.19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905cm" svg:height="1.905cm" svg:x="7.197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905cm" svg:height="1.905cm" svg:x="11.642cm" svg:y="11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6" draw:layer="layout" svg:x1="3.387cm" svg:y1="15.027cm" svg:x2="7.408cm" svg:y2="10.582cm">
          <text:p/>
        </draw:line>
        <draw:line draw:style-name="gr10" draw:text-style-name="P16" draw:layer="layout" svg:x1="4.233cm" svg:y1="16.087cm" svg:x2="11.853cm" svg:y2="16.087cm">
          <text:p/>
        </draw:line>
        <draw:line draw:style-name="gr10" draw:text-style-name="P16" draw:layer="layout" svg:x1="9.102cm" svg:y1="13.97cm" svg:x2="11.853cm" svg:y2="15.452cm">
          <text:p/>
        </draw:line>
        <draw:line draw:style-name="gr10" draw:text-style-name="P16" draw:layer="layout" svg:x1="9.102cm" svg:y1="10.16cm" svg:x2="11.853cm" svg:y2="11.642cm">
          <text:p/>
        </draw:line>
        <draw:line draw:style-name="gr10" draw:text-style-name="P16" draw:layer="layout" svg:x1="8.255cm" svg:y1="12.699cm" svg:x2="8.255cm" svg:y2="11.006cm">
          <text:p/>
        </draw:line>
        <draw:line draw:style-name="gr10" draw:text-style-name="P16" draw:layer="layout" svg:x1="12.488cm" svg:y1="15.027cm" svg:x2="12.488cm" svg:y2="13.122cm">
          <text:p/>
        </draw:line>
        <draw:custom-shape draw:style-name="gr11" draw:text-style-name="P2" draw:layer="layout" svg:width="1.834cm" svg:height="1.693cm" svg:x="11.677cm" svg:y="16.722cm">
          <text:p/>
          <draw:enhanced-geometry svg:viewBox="0 0 416 384" draw:type="non-primitive" draw:enhanced-path="M 136 48 C 68 144 0 240 40 288 80 336 336 384 376 336 416 288 348 144 280 0 N"/>
        </draw:custom-shape>
        <draw:custom-shape draw:style-name="gr11" draw:text-style-name="P2" draw:layer="layout" svg:width="1.835cm" svg:height="1.693cm" svg:x="11.712cm" svg:y="9.731cm">
          <text:p/>
          <draw:enhanced-geometry svg:viewBox="0 0 416 384" draw:mirror-vertical="true" draw:type="non-primitive" draw:enhanced-path="M 136 48 C 68 144 0 240 40 288 80 336 336 384 376 336 416 288 348 144 280 0 N"/>
        </draw:custom-shape>
        <draw:custom-shape draw:style-name="gr2" draw:text-style-name="P2" draw:layer="layout" svg:width="0.98cm" svg:height="2.547cm" svg:x="4.193cm" svg:y="10.733cm">
          <text:list text:style-name="L6">
            <text:list-header>
              <text:p text:style-name="P3"><text:span text:style-name="T24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209cm" svg:height="1.954cm" svg:x="7.624cm" svg:y="15.663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209cm" svg:height="1.954cm" svg:x="10.587cm" svg:y="16.51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209cm" svg:height="1.954cm" svg:x="13.339cm" svg:y="9.102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209cm" svg:height="1.954cm" svg:x="9.741cm" svg:y="9.102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209cm" svg:height="1.954cm" svg:x="9.741cm" svg:y="12.7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8cm" svg:height="2.547cm" svg:x="12.492cm" svg:y="12.065cm">
          <text:list text:style-name="L6">
            <text:list-header>
              <text:p text:style-name="P3"><text:span text:style-name="T24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.482cm" svg:height="1.482cm" svg:x="11.853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482cm" svg:height="1.482cm" svg:x="11.853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3" draw:layer="layout" svg:width="12.7cm" svg:height="3.81cm" svg:x="12.488cm" svg:y="3.387cm">
          <text:list text:style-name="L15">
            <text:list-item>
              <text:p text:style-name="P21"><text:span text:style-name="T25">Seçimlik üstel: “E” veya “e”</text:span></text:p>
            </text:list-item>
          </text:list>
          <text:list text:style-name="L16">
            <text:list-item>
              <text:list>
                <text:list-item>
                  <text:p text:style-name="P22"><text:span text:style-name="T26">Seçimlik “+” / “-” takip eder</text:span></text:p>
                </text:list-item>
                <text:list-item>
                  <text:p text:style-name="P22"><text:span text:style-name="T26">Bir veya daha fazla hane takip eder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8cm" svg:height="2.547cm" svg:x="8.259cm" svg:y="9.948cm">
          <text:list text:style-name="L6">
            <text:list-header>
              <text:p text:style-name="P3"><text:span text:style-name="T24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.905cm" svg:height="1.905cm" svg:x="16.087cm" svg:y="13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6" draw:layer="layout" svg:x1="13.547cm" svg:y1="12.277cm" svg:x2="16.087cm" svg:y2="13.758cm">
          <text:p/>
        </draw:line>
        <draw:line draw:style-name="gr10" draw:text-style-name="P16" draw:layer="layout" svg:x1="13.547cm" svg:y1="15.875cm" svg:x2="16.298cm" svg:y2="14.605cm">
          <text:p/>
        </draw:line>
        <draw:custom-shape draw:style-name="gr2" draw:text-style-name="P2" draw:layer="layout" svg:width="1.103cm" svg:height="1.446cm" svg:x="14.399cm" svg:y="11.642cm">
          <text:list text:style-name="L6">
            <text:list-header>
              <text:p text:style-name="P3"><text:span text:style-name="T27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103cm" svg:height="1.446cm" svg:x="14.611cm" svg:y="15.028cm">
          <text:list text:style-name="L6">
            <text:list-header>
              <text:p text:style-name="P3"><text:span text:style-name="T27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38cm" svg:height="1.446cm" svg:x="14.187cm" svg:y="13.97cm">
          <text:list text:style-name="L6">
            <text:list-header>
              <text:p text:style-name="P3"><text:span text:style-name="T27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38cm" svg:height="1.446cm" svg:x="14.187cm" svg:y="12.488cm">
          <text:list text:style-name="L6">
            <text:list-header>
              <text:p text:style-name="P3"><text:span text:style-name="T27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.905cm" svg:height="1.905cm" svg:x="20.95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905cm" svg:height="1.905cm" svg:x="20.743cm" svg:y="15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834cm" svg:height="1.693cm" svg:x="20.779cm" svg:y="16.722cm">
          <text:p/>
          <draw:enhanced-geometry svg:viewBox="0 0 416 384" draw:type="non-primitive" draw:enhanced-path="M 136 48 C 68 144 0 240 40 288 80 336 336 384 376 336 416 288 348 144 280 0 N"/>
        </draw:custom-shape>
        <draw:custom-shape draw:style-name="gr2" draw:text-style-name="P2" draw:layer="layout" svg:width="1.209cm" svg:height="1.954cm" svg:x="19.689cm" svg:y="16.51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.482cm" svg:height="1.482cm" svg:x="20.955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6" draw:layer="layout" svg:x1="4.233cm" svg:y1="15.662cm" svg:x2="7.408cm" svg:y2="13.969cm">
          <text:p/>
        </draw:line>
        <draw:custom-shape draw:style-name="gr2" draw:text-style-name="P2" draw:layer="layout" svg:width="1.065cm" svg:height="1.446cm" svg:x="5.085cm" svg:y="13.547cm">
          <text:list text:style-name="L6">
            <text:list-header>
              <text:p text:style-name="P3"><text:span text:style-name="T21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785cm" svg:x="5.72cm" svg:y="14.12cm">
          <text:list text:style-name="L6">
            <text:list-header>
              <text:p text:style-name="P3"><text:span text:style-name="T22">-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6" draw:layer="layout" svg:x1="17.78cm" svg:y1="13.757cm" svg:x2="20.955cm" svg:y2="12.064cm">
          <text:p/>
        </draw:line>
        <draw:custom-shape draw:style-name="gr2" draw:text-style-name="P2" draw:layer="layout" svg:width="1.065cm" svg:height="1.446cm" svg:x="18.632cm" svg:y="11.642cm">
          <text:list text:style-name="L6">
            <text:list-header>
              <text:p text:style-name="P3"><text:span text:style-name="T21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785cm" svg:x="19.267cm" svg:y="12.215cm">
          <text:list text:style-name="L6">
            <text:list-header>
              <text:p text:style-name="P3"><text:span text:style-name="T22">-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6" draw:layer="layout" svg:x1="17.992cm" svg:y1="14.393cm" svg:x2="20.743cm" svg:y2="15.875cm">
          <text:p/>
        </draw:line>
        <draw:custom-shape draw:style-name="gr2" draw:text-style-name="P2" draw:layer="layout" svg:width="1.209cm" svg:height="1.954cm" svg:x="18.207cm" svg:y="14.773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6" draw:layer="layout" svg:x1="21.802cm" svg:y1="12.7cm" svg:x2="21.802cm" svg:y2="15.028cm">
          <text:p/>
        </draw:line>
        <draw:custom-shape draw:style-name="gr2" draw:text-style-name="P2" draw:layer="layout" svg:width="1.209cm" svg:height="1.954cm" svg:x="22.017cm" svg:y="12.912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2" draw:layer="layout" svg:width="23.495cm" svg:height="6.138cm" svg:x="1.27cm" svg:y="3.387cm" presentation:class="outline" presentation:user-transformed="true">
          <draw:text-box>
            <text:list text:style-name="L7">
              <text:list-item>
                <text:p text:style-name="P14">Seçimlik: “+” veya “-”</text:p>
              </text:list-item>
              <text:list-item>
                <text:p text:style-name="P14">Sıfır veya daha fazla hane</text:p>
              </text:list-item>
              <text:list-item>
                <text:p text:style-name="P14">Seçimlik onluk ayırıcı</text:p>
              </text:list-item>
            </text:list>
            <text:list text:style-name="L8">
              <text:list-item>
                <text:list>
                  <text:list-item>
                    <text:p text:style-name="P15">Sıfır veya fazla haneyi takiben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428cm" svg:height="10.073cm" svg:x="3.545cm" svg:y="1.967cm" draw:page-number="9" presentation:class="page"/>
          <draw:frame presentation:style-name="pr10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5: Abstract Data Types" draw:style-name="dp1" draw:master-page-name="Varsayılan" presentation:presentation-page-layout-name="AL3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5: Soyut Veri Türleri</text:p>
              </text:list-header>
            </text:list>
          </draw:text-box>
        </draw:frame>
        <draw:frame presentation:style-name="pr8" draw:text-style-name="P2" draw:layer="layout" svg:width="23.495cm" svg:height="15.24cm" svg:x="1.269cm" svg:y="3.387cm" presentation:class="outline" presentation:user-transformed="true">
          <draw:text-box>
            <text:list text:style-name="L7">
              <text:list-item>
                <text:p text:style-name="P14">Kuyruk Arayüzü (İlk gelene ilk hizmet ettiren veri yapısı)</text:p>
              </text:list-item>
            </text:list>
          </draw:text-box>
        </draw:frame>
        <draw:custom-shape draw:style-name="gr14" draw:text-style-name="P2" draw:layer="layout" svg:width="22.225cm" svg:height="13.547cm" svg:x="1.482cm" svg:y="4.868cm">
          <text:list text:style-name="L6">
            <text:list-header>
              <text:p text:style-name="P24"><text:span text:style-name="T28">#ifndef QUEUE_INCLUDED </text:span></text:p>
              <text:p text:style-name="P24"><text:span text:style-name="T28">#define QUEUE_INCLUDED </text:span></text:p>
              <text:p text:style-name="P24"><text:span text:style-name="T28">typedef struct Queue_t *Queue_T; </text:span></text:p>
              <text:p text:style-name="P24"><text:span text:style-name="T28"/></text:p>
              <text:p text:style-name="P24"><text:span text:style-name="T28">Queue_T Queue_new(void); </text:span></text:p>
              <text:p text:style-name="P24"><text:span text:style-name="T28">int Queue_empty(Queue_T queue); </text:span></text:p>
              <text:p text:style-name="P24"><text:span text:style-name="T28">void Queue_add(Queue_T queue, void* item); </text:span></text:p>
              <text:p text:style-name="P24"><text:span text:style-name="T28">void* Queue_remove(Queue_T queue); </text:span></text:p>
              <text:p text:style-name="P24"><text:span text:style-name="T28">#endif</text:span><text:span text:style-name="T29">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428cm" svg:height="10.073cm" svg:x="3.545cm" svg:y="1.967cm" draw:page-number="10" presentation:class="page"/>
          <draw:frame presentation:style-name="pr10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11" draw:style-name="dp1" draw:master-page-name="Varsayılan" presentation:presentation-page-layout-name="AL3T1">
        <draw:frame presentation:style-name="pr8" draw:text-style-name="P2" draw:layer="layout" svg:width="23.495cm" svg:height="15.24cm" svg:x="1.269cm" svg:y="3.387cm" presentation:class="outline" presentation:user-transformed="true">
          <draw:text-box>
            <text:list text:style-name="L7">
              <text:list-item>
                <text:p text:style-name="P14">Kuyruk gerçekleme</text:p>
              </text:list-item>
            </text:list>
          </draw:text-box>
        </draw:frame>
        <draw:custom-shape draw:style-name="gr14" draw:text-style-name="P2" draw:layer="layout" svg:width="11.853cm" svg:height="13.547cm" svg:x="2.54cm" svg:y="4.868cm">
          <text:list text:style-name="L6">
            <text:list-header>
              <text:p text:style-name="P25"><text:span text:style-name="T28">#include &lt;stdlib.h&gt; </text:span></text:p>
              <text:p text:style-name="P25"><text:span text:style-name="T28">#include &lt;assert.h&gt; </text:span></text:p>
              <text:p text:style-name="P25"><text:span text:style-name="T28">#include "queue.h" </text:span></text:p>
              <text:p text:style-name="P26"><text:span text:style-name="T28">struct list { </text:span></text:p>
              <text:p text:style-name="P25"><text:span text:style-name="T28"><text:s text:c="2"/></text:span><text:span text:style-name="T28">void* item; </text:span></text:p>
              <text:p text:style-name="P25"><text:span text:style-name="T28"><text:s text:c="2"/></text:span><text:span text:style-name="T28">struct list *next; </text:span></text:p>
              <text:p text:style-name="P25"><text:span text:style-name="T28">}; </text:span></text:p>
              <text:p text:style-name="P25"><text:span text:style-name="T28">struct Queue_t { </text:span></text:p>
              <text:p text:style-name="P25"><text:span text:style-name="T28"><text:s text:c="2"/></text:span><text:span text:style-name="T28">struct list *head;</text:span><text:span text:style-name="T30"> </text:span></text:p>
              <text:p text:style-name="P25"><text:span text:style-name="T28"><text:s text:c="2"/></text:span><text:span text:style-name="T28">struct list *tail; </text:span></text:p>
              <text:p text:style-name="P25"><text:span text:style-name="T28">};</text:span><text:span text:style-name="T30"> </text:span></text:p>
            </text:list-header>
          </text:list>
          <draw:enhanced-geometry svg:viewBox="0 0 21600 21600" draw:type="rectangle" draw:enhanced-path="M 0 0 L 21600 0 21600 21600 0 21600 0 0 Z N"/>
        </draw:custom-shape>
        <draw:polyline draw:style-name="gr15" draw:text-style-name="P16" draw:id="id4" draw:layer="layout" svg:width="7.83cm" svg:height="1.269cm" svg:x="9.737cm" svg:y="9.102cm" svg:viewBox="0 0 7831 1270" draw:points="0,1270 7831,0">
          <text:p/>
        </draw:polyline>
        <draw:custom-shape draw:style-name="gr2" draw:text-style-name="P2" draw:id="id3" draw:layer="layout" svg:width="5.049cm" svg:height="1.277cm" svg:x="17.97cm" svg:y="8.37cm">
          <text:list text:style-name="L6">
            <text:list-header>
              <text:p text:style-name="P3">void* neden?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16" draw:text-style-name="P16" draw:id="id6" draw:layer="layout" svg:width="4.656cm" svg:height="0.846cm" svg:x="11.218cm" svg:y="13.122cm" svg:viewBox="0 0 4657 847" draw:points="0,847 4657,0">
          <text:p/>
        </draw:polyline>
        <draw:custom-shape draw:style-name="gr17" draw:text-style-name="P2" draw:id="id5" draw:layer="layout" svg:width="7.831cm" svg:height="3.309cm" svg:x="16.087cm" svg:y="12.277cm">
          <text:list text:style-name="L6">
            <text:list-header>
              <text:p text:style-name="P3"><text:span text:style-name="T6">Burada bildirilid de queue.h de bildirilmedi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5: Soyut Veri Türleri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428cm" svg:height="10.073cm" svg:x="3.545cm" svg:y="1.967cm" draw:page-number="11" presentation:class="page"/>
          <draw:frame presentation:style-name="pr10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12" draw:style-name="dp1" draw:master-page-name="Varsayılan" presentation:presentation-page-layout-name="AL3T1">
        <draw:frame presentation:style-name="pr8" draw:text-style-name="P2" draw:layer="layout" svg:width="23.495cm" svg:height="15.24cm" svg:x="1.269cm" svg:y="3.387cm" presentation:class="outline" presentation:user-transformed="true">
          <draw:text-box>
            <text:list text:style-name="L7">
              <text:list-item>
                <text:p text:style-name="P14"><text:span text:style-name="T6"><text:s/></text:span><text:span text:style-name="T6">Queue_new gerçeklemesi</text:span></text:p>
              </text:list-item>
            </text:list>
          </draw:text-box>
        </draw:frame>
        <draw:custom-shape draw:style-name="gr14" draw:text-style-name="P2" draw:layer="layout" svg:width="21.378cm" svg:height="10.795cm" svg:x="2.54cm" svg:y="5.08cm">
          <text:list text:style-name="L6">
            <text:list-header>
              <text:p text:style-name="P24"><text:span text:style-name="T28">Queue_T Queue_new(void) { </text:span></text:p>
              <text:p text:style-name="P24"><text:span text:style-name="T28"><text:s text:c="2"/></text:span><text:span text:style-name="T28">Queue_T queue = malloc(sizeof *queue); </text:span></text:p>
              <text:p text:style-name="P24"><text:span text:style-name="T28"><text:s text:c="2"/></text:span><text:span text:style-name="T28">assert(queue != NULL); </text:span></text:p>
              <text:p text:style-name="P24"><text:span text:style-name="T28"><text:s text:c="2"/></text:span><text:span text:style-name="T28">queue-&gt;head = NULL; </text:span></text:p>
              <text:p text:style-name="P24"><text:span text:style-name="T28"><text:s text:c="2"/></text:span><text:span text:style-name="T28">queue-&gt;tail = NULL; </text:span></text:p>
              <text:p text:style-name="P24"><text:span text:style-name="T28"><text:s text:c="2"/></text:span><text:span text:style-name="T28">return queue; </text:span></text:p>
              <text:p text:style-name="P24"><text:span text:style-name="T28">}</text:span><text:span text:style-name="T30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903cm" svg:height="1.277cm" svg:x="3.022cm" svg:y="16.722cm">
          <text:list text:style-name="L6">
            <text:list-header>
              <text:p text:style-name="P3">Kuyruğun boş olup olmadığını denetleyenini gerçekleyin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5: Soyut Veri Türleri</text:p>
              </text:list-header>
            </text:list>
          </draw:text-box>
        </draw:frame>
        <presentation:notes draw:style-name="dp3">
          <draw:page-thumbnail draw:style-name="gr1" draw:layer="layout" svg:width="13.428cm" svg:height="10.073cm" svg:x="3.545cm" svg:y="1.967cm" draw:page-number="12" presentation:class="page"/>
          <draw:frame presentation:style-name="pr10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13" draw:style-name="dp1" draw:master-page-name="Varsayılan" presentation:presentation-page-layout-name="AL3T1">
        <draw:frame presentation:style-name="pr8" draw:text-style-name="P2" draw:layer="layout" svg:width="23.495cm" svg:height="15.24cm" svg:x="1.269cm" svg:y="3.387cm" presentation:class="outline" presentation:user-transformed="true">
          <draw:text-box>
            <text:list text:style-name="L7">
              <text:list-item>
                <text:p text:style-name="P14"><text:span text:style-name="T31">Queue_empty </text:span><text:span text:style-name="T6">gerçeklemesi</text:span></text:p>
              </text:list-item>
            </text:list>
          </draw:text-box>
        </draw:frame>
        <draw:custom-shape draw:style-name="gr14" draw:text-style-name="P2" draw:layer="layout" svg:width="17.357cm" svg:height="6.138cm" svg:x="2.963cm" svg:y="5.715cm">
          <text:list text:style-name="L6">
            <text:list-header>
              <text:p text:style-name="P24"><text:span text:style-name="T28">int Queue_empty(Queue_T queue) { </text:span></text:p>
              <text:p text:style-name="P24"><text:span text:style-name="T28"><text:s text:c="2"/></text:span><text:span text:style-name="T28">assert(queue != NULL); </text:span></text:p>
              <text:p text:style-name="P24"><text:span text:style-name="T28"><text:s text:c="2"/></text:span><text:span text:style-name="T28">return queue-&gt;head == NULL; </text:span></text:p>
              <text:p text:style-name="P24"><text:span text:style-name="T28">}</text:span><text:span text:style-name="T30">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5: Soyut Veri Türleri</text:p>
              </text:list-header>
            </text:list>
          </draw:text-box>
        </draw:frame>
        <presentation:notes draw:style-name="dp3">
          <draw:page-thumbnail draw:style-name="gr1" draw:layer="layout" svg:width="13.428cm" svg:height="10.073cm" svg:x="3.545cm" svg:y="1.967cm" draw:page-number="13" presentation:class="page"/>
          <draw:frame presentation:style-name="pr10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14" draw:style-name="dp1" draw:master-page-name="Varsayılan" presentation:presentation-page-layout-name="AL3T1">
        <draw:frame presentation:style-name="pr8" draw:text-style-name="P2" draw:layer="layout" svg:width="23.495cm" svg:height="15.24cm" svg:x="1.269cm" svg:y="3.387cm" presentation:class="outline" presentation:user-transformed="true">
          <draw:text-box>
            <text:list text:style-name="L7">
              <text:list-item>
                <text:p text:id="id7" text:style-name="P14"><text:span text:style-name="T31">Queue_add </text:span><text:span text:style-name="T6">gerçeklemesi</text:span></text:p>
              </text:list-item>
            </text:list>
          </draw:text-box>
        </draw:frame>
        <draw:g>
          <draw:custom-shape draw:style-name="gr18" draw:text-style-name="P2" draw:layer="layout" svg:width="2.54cm" svg:height="1.27cm" svg:x="4.445cm" svg:y="8.8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54cm" svg:height="1.27cm" svg:x="4.445cm" svg:y="7.62cm">
            <text:list text:style-name="L6">
              <text:list-header>
                <text:p text:style-name="P1">3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20" draw:text-style-name="P16" draw:layer="layout" svg:x1="5.715cm" svg:y1="9.524cm" svg:x2="8.043cm" svg:y2="8.677cm">
          <text:p/>
        </draw:line>
        <draw:g>
          <draw:custom-shape draw:style-name="gr18" draw:text-style-name="P2" draw:layer="layout" svg:width="2.54cm" svg:height="1.27cm" svg:x="8.043cm" svg:y="8.8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54cm" svg:height="1.27cm" svg:x="8.043cm" svg:y="7.62cm">
            <text:list text:style-name="L6">
              <text:list-header>
                <text:p text:style-name="P1">2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21" draw:text-style-name="P16" draw:layer="layout" svg:x1="9.313cm" svg:y1="9.524cm" svg:x2="11.642cm" svg:y2="8.677cm">
          <text:p/>
        </draw:line>
        <draw:g>
          <draw:custom-shape draw:style-name="gr18" draw:text-style-name="P2" draw:layer="layout" svg:width="2.54cm" svg:height="1.27cm" svg:x="11.642cm" svg:y="8.8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54cm" svg:height="1.27cm" svg:x="11.642cm" svg:y="7.62cm">
            <text:list text:style-name="L6">
              <text:list-header>
                <text:p text:style-name="P1">1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22" draw:text-style-name="P16" draw:layer="layout" svg:x1="14.182cm" svg:y1="8.89cm" svg:x2="11.642cm" svg:y2="10.16cm">
          <text:p/>
        </draw:line>
        <draw:line draw:style-name="gr23" draw:text-style-name="P16" draw:layer="layout" svg:x1="5.715cm" svg:y1="6.562cm" svg:x2="5.715cm" svg:y2="7.62cm">
          <text:p/>
        </draw:line>
        <draw:line draw:style-name="gr24" draw:text-style-name="P16" draw:layer="layout" svg:x1="12.912cm" svg:y1="6.562cm" svg:x2="12.912cm" svg:y2="7.62cm">
          <text:p/>
        </draw:line>
        <draw:custom-shape draw:style-name="gr2" draw:text-style-name="P2" draw:layer="layout" svg:width="2.102cm" svg:height="1.277cm" svg:x="4.66cm" svg:y="5.406cm">
          <text:list text:style-name="L6">
            <text:list-header>
              <text:p text:style-name="P3">head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59cm" svg:height="1.277cm" svg:x="11.958cm" svg:y="5.503cm">
          <text:list text:style-name="L6">
            <text:list-header>
              <text:p text:style-name="P3">tail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8" draw:text-style-name="P2" draw:layer="layout" svg:width="2.54cm" svg:height="1.27cm" svg:x="15.663cm" svg:y="8.8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54cm" svg:height="1.27cm" svg:x="15.663cm" svg:y="7.62cm">
            <text:list text:style-name="L6">
              <text:list-header>
                <text:p text:style-name="P1">0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22" draw:text-style-name="P16" draw:layer="layout" svg:x1="18.203cm" svg:y1="8.89cm" svg:x2="15.663cm" svg:y2="10.16cm">
          <text:p/>
        </draw:line>
        <draw:line draw:style-name="gr25" draw:text-style-name="P16" draw:layer="layout" svg:x1="16.933cm" svg:y1="6.562cm" svg:x2="16.933cm" svg:y2="7.62cm">
          <text:p/>
        </draw:line>
        <draw:custom-shape draw:style-name="gr2" draw:text-style-name="P2" draw:layer="layout" svg:width="3.558cm" svg:height="1.277cm" svg:x="15.064cm" svg:y="5.292cm">
          <text:list text:style-name="L6">
            <text:list-header>
              <text:p text:style-name="P3"><text:span text:style-name="T6">newnod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8" draw:text-style-name="P2" draw:layer="layout" svg:width="2.54cm" svg:height="1.27cm" svg:x="4.445cm" svg:y="16.29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54cm" svg:height="1.27cm" svg:x="4.445cm" svg:y="15.028cm">
            <text:list text:style-name="L6">
              <text:list-header>
                <text:p text:style-name="P1">3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26" draw:text-style-name="P16" draw:layer="layout" svg:x1="5.715cm" svg:y1="16.933cm" svg:x2="8.043cm" svg:y2="16.087cm">
          <text:p/>
        </draw:line>
        <draw:g>
          <draw:custom-shape draw:style-name="gr18" draw:text-style-name="P2" draw:layer="layout" svg:width="2.54cm" svg:height="1.27cm" svg:x="8.043cm" svg:y="16.29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54cm" svg:height="1.27cm" svg:x="8.043cm" svg:y="15.028cm">
            <text:list text:style-name="L6">
              <text:list-header>
                <text:p text:style-name="P1">2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27" draw:text-style-name="P16" draw:layer="layout" svg:x1="9.313cm" svg:y1="16.933cm" svg:x2="11.642cm" svg:y2="16.087cm">
          <text:p/>
        </draw:line>
        <draw:g>
          <draw:custom-shape draw:style-name="gr18" draw:text-style-name="P2" draw:layer="layout" svg:width="2.54cm" svg:height="1.27cm" svg:x="11.642cm" svg:y="16.29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54cm" svg:height="1.27cm" svg:x="11.642cm" svg:y="15.028cm">
            <text:list text:style-name="L6">
              <text:list-header>
                <text:p text:style-name="P1">1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28" draw:text-style-name="P16" draw:layer="layout" svg:x1="5.715cm" svg:y1="13.97cm" svg:x2="5.715cm" svg:y2="15.028cm">
          <text:p/>
        </draw:line>
        <draw:custom-shape draw:style-name="gr2" draw:text-style-name="P2" draw:layer="layout" svg:width="2.102cm" svg:height="1.277cm" svg:x="4.66cm" svg:y="12.815cm">
          <text:list text:style-name="L6">
            <text:list-header>
              <text:p text:style-name="P3">head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59cm" svg:height="1.277cm" svg:x="16.192cm" svg:y="12.912cm">
          <text:list text:style-name="L6">
            <text:list-header>
              <text:p text:style-name="P3">tail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8" draw:text-style-name="P2" draw:layer="layout" svg:width="2.54cm" svg:height="1.27cm" svg:x="15.663cm" svg:y="16.29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54cm" svg:height="1.27cm" svg:x="15.663cm" svg:y="15.028cm">
            <text:list text:style-name="L6">
              <text:list-header>
                <text:p text:style-name="P1">0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22" draw:text-style-name="P16" draw:layer="layout" svg:x1="18.203cm" svg:y1="16.298cm" svg:x2="15.663cm" svg:y2="17.568cm">
          <text:p/>
        </draw:line>
        <draw:line draw:style-name="gr29" draw:text-style-name="P16" draw:layer="layout" svg:x1="16.933cm" svg:y1="13.97cm" svg:x2="16.933cm" svg:y2="15.028cm">
          <text:p/>
        </draw:line>
        <draw:line draw:style-name="gr30" draw:text-style-name="P16" draw:layer="layout" svg:x1="13.335cm" svg:y1="16.933cm" svg:x2="15.663cm" svg:y2="16.087cm">
          <text:p/>
        </draw:lin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5: Soyut Veri Türleri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repeatCount="1" presentation:node-type="on-click" presentation:group-id="0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428cm" svg:height="10.072cm" svg:x="3.545cm" svg:y="1.967cm" draw:page-number="14" presentation:class="page"/>
          <draw:frame presentation:style-name="pr1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15" draw:style-name="dp1" draw:master-page-name="Varsayılan" presentation:presentation-page-layout-name="AL3T1">
        <draw:frame presentation:style-name="pr8" draw:text-style-name="P2" draw:layer="layout" svg:width="23.495cm" svg:height="15.24cm" svg:x="1.269cm" svg:y="3.387cm" presentation:class="outline" presentation:user-transformed="true">
          <draw:text-box>
            <text:list text:style-name="L7">
              <text:list-item>
                <text:p text:id="id8" text:style-name="P14"><text:span text:style-name="T31">Queue_add </text:span><text:span text:style-name="T6">gerçeklemesi</text:span></text:p>
              </text:list-item>
            </text:list>
          </draw:text-box>
        </draw:frame>
        <draw:line draw:style-name="gr31" draw:text-style-name="P16" draw:layer="layout" svg:x1="5.715cm" svg:y1="7.62cm" svg:x2="5.715cm" svg:y2="8.678cm">
          <text:p/>
        </draw:line>
        <draw:custom-shape draw:style-name="gr2" draw:text-style-name="P2" draw:layer="layout" svg:width="2.102cm" svg:height="1.277cm" svg:x="4.66cm" svg:y="6.465cm">
          <text:list text:style-name="L6">
            <text:list-header>
              <text:p text:style-name="P3">head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59cm" svg:height="1.277cm" svg:x="4.867cm" svg:y="5.715cm">
          <text:list text:style-name="L6">
            <text:list-header>
              <text:p text:style-name="P3">tail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8" draw:text-style-name="P2" draw:layer="layout" svg:width="2.54cm" svg:height="1.27cm" svg:x="8.647cm" svg:y="9.10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54cm" svg:height="1.27cm" svg:x="8.647cm" svg:y="7.832cm">
            <text:list text:style-name="L6">
              <text:list-header>
                <text:p text:style-name="P1">0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22" draw:text-style-name="P16" draw:layer="layout" svg:x1="11.187cm" svg:y1="9.102cm" svg:x2="8.647cm" svg:y2="10.372cm">
          <text:p/>
        </draw:line>
        <draw:line draw:style-name="gr32" draw:text-style-name="P16" draw:layer="layout" svg:x1="9.917cm" svg:y1="6.773cm" svg:x2="9.917cm" svg:y2="7.832cm">
          <text:p/>
        </draw:line>
        <draw:custom-shape draw:style-name="gr2" draw:text-style-name="P2" draw:layer="layout" svg:width="3.558cm" svg:height="1.277cm" svg:x="8.048cm" svg:y="5.503cm">
          <text:list text:style-name="L6">
            <text:list-header>
              <text:p text:style-name="P3"><text:span text:style-name="T6">newnod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8" draw:text-style-name="P2" draw:layer="layout" svg:width="2.54cm" svg:height="1.27cm" svg:x="4.445cm" svg:y="16.29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54cm" svg:height="1.27cm" svg:x="4.445cm" svg:y="15.028cm">
            <text:list text:style-name="L6">
              <text:list-header>
                <text:p text:style-name="P1">0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33" draw:text-style-name="P16" draw:layer="layout" svg:x1="5.715cm" svg:y1="13.97cm" svg:x2="5.715cm" svg:y2="15.028cm">
          <text:p/>
        </draw:line>
        <draw:custom-shape draw:style-name="gr2" draw:text-style-name="P2" draw:layer="layout" svg:width="2.102cm" svg:height="1.277cm" svg:x="4.66cm" svg:y="12.815cm">
          <text:list text:style-name="L6">
            <text:list-header>
              <text:p text:style-name="P3">head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59cm" svg:height="1.277cm" svg:x="4.867cm" svg:y="11.853cm">
          <text:list text:style-name="L6">
            <text:list-header>
              <text:p text:style-name="P3">tail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2" draw:text-style-name="P16" draw:layer="layout" svg:x1="6.985cm" svg:y1="16.298cm" svg:x2="4.445cm" svg:y2="17.568cm">
          <text:p/>
        </draw:line>
        <draw:custom-shape draw:style-name="gr2" draw:text-style-name="P2" draw:layer="layout" svg:width="2.754cm" svg:height="1.277cm" svg:x="4.452cm" svg:y="9.102cm">
          <text:list text:style-name="L6">
            <text:list-header>
              <text:p text:style-name="P3">NULL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5: Soyut Veri Türleri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repeatCount="1" presentation:node-type="on-click" presentation:group-id="0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428cm" svg:height="10.073cm" svg:x="3.545cm" svg:y="1.967cm" draw:page-number="15" presentation:class="page"/>
          <draw:frame presentation:style-name="pr10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5. ADT Common Mistakes" draw:style-name="dp1" draw:master-page-name="Varsayılan" presentation:presentation-page-layout-name="AL3T1">
        <draw:frame presentation:style-name="pr8" draw:text-style-name="P2" draw:layer="layout" svg:width="23.495cm" svg:height="15.24cm" svg:x="1.269cm" svg:y="3.387cm" presentation:class="outline" presentation:user-transformed="true">
          <draw:text-box>
            <text:list text:style-name="L7">
              <text:list-item>
                <text:p text:style-name="P14"><text:span text:style-name="T6">Kuyruğa ekleme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6">Kuyruk yerine bir yığıt gerçekleme</text:span></text:p>
                    <text:list>
                      <text:list-item>
                        <text:p text:style-name="P15"><text:span text:style-name="T6">Kuyruk yerine başa ekleme</text:span></text:p>
                      </text:list-item>
                    </text:list>
                  </text:list-item>
                  <text:list-item>
                    <text:p text:style-name="P15"><text:span text:style-name="T6">Kuyruk boşken ki durumu işle</text:span></text:p>
                  </text:list-item>
                  <text:list-item>
                    <text:p text:style-name="P15"><text:span text:style-name="T6">Yeni girdiler için malloc() çağrısının ardına assert() ekle</text:span></text:p>
                  </text:list-item>
                </text:list>
              </text:list-item>
            </text:list>
            <text:list text:style-name="L7">
              <text:list-item>
                <text:p text:style-name="P14"><text:span text:style-name="T6">Kuyruktan silme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6">Boş kuyruktan eleman silme istekleri için assert() ekle</text:span></text:p>
                  </text:list-item>
                  <text:list-item>
                    <text:p text:style-name="P15"><text:span text:style-name="T6">Kuyruktan son elemanı silmeyi işle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5: SVT genel hatalar</text:p>
              </text:list-header>
            </text:list>
          </draw:text-box>
        </draw:frame>
        <presentation:notes draw:style-name="dp3">
          <draw:page-thumbnail draw:style-name="gr1" draw:layer="layout" svg:width="13.428cm" svg:height="10.073cm" svg:x="3.545cm" svg:y="1.967cm" draw:page-number="16" presentation:class="page"/>
          <draw:frame presentation:style-name="pr10" draw:layer="layout" svg:width="14.75cm" svg:height="11.798cm" svg:x="2.752cm" svg:y="12.7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draw:marker draw:name="msArrowEnd_20_9" draw:display-name="msArrowEnd 9" svg:viewBox="0 0 355 355" svg:d="m178 0 177 355h-355z"/>
    <draw:marker draw:name="Çizgi_20_ucu_20_1" draw:display-name="Çizgi ucu 1" svg:viewBox="0 0 440 440" svg:d="m220 0 220 440h-440z"/>
    <draw:marker draw:name="Çizgi_20_ucu_20_10" draw:display-name="Çizgi ucu 10" svg:viewBox="0 0 395 395" svg:d="m198 0 197 395h-395z"/>
    <draw:marker draw:name="Çizgi_20_ucu_20_11" draw:display-name="Çizgi ucu 11" svg:viewBox="0 0 395 395" svg:d="m198 0 197 395h-395z"/>
    <draw:marker draw:name="Çizgi_20_ucu_20_12" draw:display-name="Çizgi ucu 12" svg:viewBox="0 0 395 395" svg:d="m198 0 197 395h-395z"/>
    <draw:marker draw:name="Çizgi_20_ucu_20_13" draw:display-name="Çizgi ucu 13" svg:viewBox="0 0 395 395" svg:d="m198 0 197 395h-395z"/>
    <draw:marker draw:name="Çizgi_20_ucu_20_14" draw:display-name="Çizgi ucu 14" svg:viewBox="0 0 395 395" svg:d="m198 0 197 395h-395z"/>
    <draw:marker draw:name="Çizgi_20_ucu_20_15" draw:display-name="Çizgi ucu 15" svg:viewBox="0 0 395 395" svg:d="m198 0 197 395h-395z"/>
    <draw:marker draw:name="Çizgi_20_ucu_20_2" draw:display-name="Çizgi ucu 2" svg:viewBox="0 0 440 440" svg:d="m220 0 220 440h-440z"/>
    <draw:marker draw:name="Çizgi_20_ucu_20_3" draw:display-name="Çizgi ucu 3" svg:viewBox="0 0 395 395" svg:d="m198 0 197 395h-395z"/>
    <draw:marker draw:name="Çizgi_20_ucu_20_4" draw:display-name="Çizgi ucu 4" svg:viewBox="0 0 395 395" svg:d="m198 0 197 395h-395z"/>
    <draw:marker draw:name="Çizgi_20_ucu_20_5" draw:display-name="Çizgi ucu 5" svg:viewBox="0 0 395 395" svg:d="m198 0 197 395h-395z"/>
    <draw:marker draw:name="Çizgi_20_ucu_20_6" draw:display-name="Çizgi ucu 6" svg:viewBox="0 0 395 395" svg:d="m198 0 197 395h-395z"/>
    <draw:marker draw:name="Çizgi_20_ucu_20_7" draw:display-name="Çizgi ucu 7" svg:viewBox="0 0 395 395" svg:d="m198 0 197 395h-395z"/>
    <draw:marker draw:name="Çizgi_20_ucu_20_8" draw:display-name="Çizgi ucu 8" svg:viewBox="0 0 395 395" svg:d="m198 0 197 395h-395z"/>
    <draw:marker draw:name="Çizgi_20_ucu_20_9" draw:display-name="Çizgi ucu 9" svg:viewBox="0 0 395 395" svg:d="m198 0 197 395h-395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Varsayılan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Varsayılan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arsayılan-notes" style:family="presentation">
      <style:graphic-properties draw:stroke="none" draw:fill="none">
        <text:list-style style:name="Varsayıla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Varsayılan-outline1">
          <text:list-level-style-bullet text:level="1" text:bullet-char="•">
            <style:list-level-properties text:min-label-width="0.621cm"/>
            <style:text-properties fo:font-family="Helvetica" style:font-family-generic="swiss" style:font-pitch="variable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3" style:family="presentation" style:parent-style-name="Varsayılan-outline2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8cm"/>
          <style:tab-stop style:position="2.548cm"/>
          <style:tab-stop style:position="5.088cm"/>
          <style:tab-stop style:position="7.628cm"/>
          <style:tab-stop style:position="10.168cm"/>
          <style:tab-stop style:position="12.708cm"/>
          <style:tab-stop style:position="15.248cm"/>
          <style:tab-stop style:position="17.788cm"/>
          <style:tab-stop style:position="20.328cm"/>
          <style:tab-stop style:position="22.868cm"/>
          <style:tab-stop style:position="25.408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4" style:family="presentation" style:parent-style-name="Varsayılan-outline3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66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5" style:family="presentation" style:parent-style-name="Varsayılan-outline4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6" style:family="presentation" style:parent-style-name="Varsayılan-outline5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7" style:family="presentation" style:parent-style-name="Varsayılan-outline6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8" style:family="presentation" style:parent-style-name="Varsayılan-outline7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9" style:family="presentation" style:parent-style-name="Varsayılan-outline8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">
            <style:list-level-properties text:space-before="0.943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Varsayılan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36pt" fo:font-style="normal" fo:text-shadow="none" style:text-underline-style="none" fo:font-weight="bold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Başlık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Başlık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Başlık1-notes" style:family="presentation">
      <style:graphic-properties draw:stroke="none" draw:fill="none">
        <text:list-style style:name="Başlık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Başlık1-outline1" style:family="presentation">
      <style:graphic-properties draw:stroke="none" draw:fill="none" draw:auto-grow-height="false" draw:fit-to-size="shrink-to-fit">
        <text:list-style style:name="Başlık1-outline1">
          <text:list-level-style-bullet text:level="1" text:bullet-char="•">
            <style:list-level-properties text:min-label-width="0.621cm"/>
            <style:text-properties fo:font-family="Helvetica" style:font-family-generic="swiss" style:font-pitch="variable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aşlık1-outline2" style:family="presentation" style:parent-style-name="Başlık1-outline1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3" style:family="presentation" style:parent-style-name="Başlık1-outline2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8cm"/>
          <style:tab-stop style:position="2.548cm"/>
          <style:tab-stop style:position="5.088cm"/>
          <style:tab-stop style:position="7.628cm"/>
          <style:tab-stop style:position="10.168cm"/>
          <style:tab-stop style:position="12.708cm"/>
          <style:tab-stop style:position="15.248cm"/>
          <style:tab-stop style:position="17.788cm"/>
          <style:tab-stop style:position="20.328cm"/>
          <style:tab-stop style:position="22.868cm"/>
          <style:tab-stop style:position="25.408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4" style:family="presentation" style:parent-style-name="Başlık1-outline3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66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5" style:family="presentation" style:parent-style-name="Başlık1-outline4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6" style:family="presentation" style:parent-style-name="Başlık1-outline5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7" style:family="presentation" style:parent-style-name="Başlık1-outline6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8" style:family="presentation" style:parent-style-name="Başlık1-outline7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9" style:family="presentation" style:parent-style-name="Başlık1-outline8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subtitle" style:family="presentation">
      <style:graphic-properties draw:stroke="none" draw:fill="none" draw:textarea-vertical-align="middle">
        <text:list-style style:name="Başlık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">
            <style:list-level-properties text:space-before="0.943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aşlık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Başlık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solid" svg:stroke-width="0.079cm" svg:stroke-color="#f47a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79cm" svg:stroke-color="#f47a00" draw:stroke-linejoin="miter" draw:fill="none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Varsayılan-backgroundobjects">
      <style:graphic-properties draw:stroke="none" draw:fill="none" draw:fill-color="#f47a00" draw:auto-grow-height="false" draw:auto-grow-width="false" fo:min-height="1.278cm" fo:min-width="0cm" fo:wrap-option="wrap"/>
    </style:style>
    <style:style style:name="Mpr2" style:family="presentation" style:parent-style-name="Varsayılan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3" style:family="presentation" style:parent-style-name="Varsayılan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4" style:family="presentation" style:parent-style-name="Varsayılan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r5" style:family="presentation" style:parent-style-name="Varsayılan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r6" style:family="presentation" style:parent-style-name="Başlık1-backgroundobjects">
      <style:graphic-properties draw:stroke="none" draw:fill="none" draw:fill-color="#f47a00" draw:auto-grow-height="false" draw:auto-grow-width="false" fo:min-height="1.325cm" fo:min-width="0cm" fo:wrap-option="wrap"/>
    </style:style>
    <style:style style:name="Mpr7" style:family="presentation" style:parent-style-name="Başlık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8" style:family="presentation" style:parent-style-name="Başlık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9" style:family="presentation" style:parent-style-name="Başlık1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r10" style:family="presentation" style:parent-style-name="Başlık1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Varsayılan" style:page-layout-name="PM1" draw:style-name="Mdp1">
      <draw:frame presentation:style-name="Varsayılan-title" draw:layer="backgroundobjects" svg:width="23.706cm" svg:height="3.309cm" svg:x="0.847cm" svg:y="0.356cm" presentation:class="title" presentation:placeholder="true">
        <draw:text-box/>
      </draw:frame>
      <draw:frame presentation:style-name="Varsayılan-outline1" draw:layer="backgroundobjects" svg:width="23.495cm" svg:height="12.573cm" svg:x="1.269cm" svg:y="3.387cm" presentation:class="outline" presentation:placeholder="true">
        <draw:text-box/>
      </draw:frame>
      <draw:frame presentation:style-name="Mpr1" draw:layer="backgroundobjects" svg:width="2.54cm" svg:height="1.277cm" svg:x="22.225cm" svg:y="17.56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line draw:style-name="Mgr3" draw:text-style-name="MP3" draw:layer="backgroundobjects" svg:x1="0.423cm" svg:y1="3.175cm" svg:x2="24.977cm" svg:y2="3.175cm">
        <text:p/>
      </draw:line>
      <draw:line draw:style-name="Mgr3" draw:text-style-name="MP3" draw:layer="backgroundobjects" svg:x1="1.058cm" svg:y1="3.175cm" svg:x2="1.058cm" svg:y2="18.627cm">
        <text:p/>
      </draw:line>
      <draw:frame draw:style-name="Mgr4" draw:text-style-name="MP3" draw:layer="backgroundobjects" svg:width="1.781cm" svg:height="2.011cm" svg:x="22.437cm" svg:y="0.847cm">
        <draw:image xlink:href="Pictures/100002000000006500000072B56AD096.png" xlink:type="simple" xlink:show="embed" xlink:actuate="onLoad">
          <text:p/>
        </draw:image>
      </draw:frame>
      <draw:custom-shape draw:style-name="Mgr5" draw:text-style-name="MP4" draw:layer="backgroundobjects" svg:width="24.554cm" svg:height="18.204cm" svg:x="0.423cm" svg:y="0.423cm">
        <text:p/>
        <draw:enhanced-geometry svg:viewBox="0 0 21600 21600" draw:path-stretchpoint-x="10800" draw:path-stretchpoint-y="10800" draw:text-areas="?f3 ?f4 ?f5 ?f6" draw:type="round-rectangle" draw:modifiers="8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6" draw:text-style-name="MP5" draw:layer="backgroundobjects" svg:width="20.32cm" svg:height="26.67cm" svg:x="0cm" svg:y="0cm">
          <text:p/>
        </draw:rect>
        <draw:frame presentation:style-name="Mpr2" draw:text-style-name="MP7" draw:layer="backgroundobjects" svg:width="8.749cm" svg:height="1.231cm" svg:x="-0.001cm" svg:y="0cm" presentation:class="header">
          <draw:text-box>
            <text:list text:style-name="ML2">
              <text:list-item>
                <text:p text:style-name="MP6"><text:span text:style-name="MT2"><presentation:header/></text:span></text:p>
              </text:list-item>
            </text:list>
          </draw:text-box>
        </draw:frame>
        <draw:frame presentation:style-name="Mpr3" draw:text-style-name="MP9" draw:layer="backgroundobjects" svg:width="8.748cm" svg:height="1.231cm" svg:x="11.501cm" svg:y="0cm" presentation:class="date-time">
          <draw:text-box>
            <text:list text:style-name="ML2">
              <text:list-item>
                <text:p text:style-name="MP8"><text:span text:style-name="MT2"><presentation:date-time/></text:span></text:p>
              </text:list-item>
            </text:list>
          </draw:text-box>
        </draw:frame>
        <draw:page-thumbnail presentation:style-name="Varsayılan-title" draw:layer="backgroundobjects" svg:width="13.428cm" svg:height="10.073cm" svg:x="3.545cm" svg:y="1.967cm" presentation:class="page"/>
        <draw:frame presentation:style-name="Varsayılan-notes" draw:layer="backgroundobjects" svg:width="14.75cm" svg:height="11.797cm" svg:x="2.752cm" svg:y="12.775cm" presentation:class="notes" presentation:placeholder="true">
          <draw:text-box/>
        </draw:frame>
        <draw:frame presentation:style-name="Mpr4" draw:text-style-name="MP7" draw:layer="backgroundobjects" svg:width="8.749cm" svg:height="1.483cm" svg:x="-0.001cm" svg:y="25.306cm" presentation:class="footer">
          <draw:text-box>
            <text:list text:style-name="ML2">
              <text:list-item>
                <text:p text:style-name="MP6"><text:span text:style-name="MT2"><presentation:footer/></text:span></text:p>
              </text:list-item>
            </text:list>
          </draw:text-box>
        </draw:frame>
        <draw:frame presentation:style-name="Mpr5" draw:text-style-name="MP9" draw:layer="backgroundobjects" svg:width="8.748cm" svg:height="1.483cm" svg:x="11.501cm" svg:y="25.306cm" presentation:class="page-number">
          <draw:text-box>
            <text:list text:style-name="ML2">
              <text:list-item>
                <text:p text:style-name="MP8"><text:span text:style-name="MT2"><text:page-number>&lt;number&gt;</text:page-number></text:span></text:p>
              </text:list-item>
            </text:list>
          </draw:text-box>
        </draw:frame>
      </presentation:notes>
    </style:master-page>
    <style:master-page style:name="Başlık1" style:page-layout-name="PM1" draw:style-name="Mdp1">
      <draw:frame presentation:style-name="Başlık1-title" draw:layer="backgroundobjects" svg:width="21.59cm" svg:height="4.084cm" svg:x="1.905cm" svg:y="5.917cm" presentation:class="title" presentation:placeholder="true">
        <draw:text-box/>
      </draw:frame>
      <draw:frame presentation:style-name="Mpr6" draw:text-style-name="MP9" draw:layer="backgroundobjects" svg:width="5.927cm" svg:height="1.324cm" svg:x="18.202cm" svg:y="17.347cm" presentation:class="page-number">
        <draw:text-box>
          <text:list text:style-name="ML3">
            <text:list-header>
              <text:p text:style-name="MP8"><text:span text:style-name="MT1"><text:page-number>&lt;number&gt;</text:page-number></text:span></text:p>
            </text:list-header>
          </text:list>
        </draw:text-box>
      </draw:frame>
      <draw:line draw:style-name="Mgr3" draw:text-style-name="MP3" draw:layer="backgroundobjects" svg:x1="0.423cm" svg:y1="3.175cm" svg:x2="24.977cm" svg:y2="3.175cm">
        <text:p/>
      </draw:line>
      <draw:line draw:style-name="Mgr3" draw:text-style-name="MP3" draw:layer="backgroundobjects" svg:x1="1.058cm" svg:y1="3.175cm" svg:x2="1.058cm" svg:y2="18.627cm">
        <text:p/>
      </draw:line>
      <draw:frame draw:style-name="Mgr4" draw:text-style-name="MP3" draw:layer="backgroundobjects" svg:width="1.781cm" svg:height="2.011cm" svg:x="22.437cm" svg:y="0.847cm">
        <draw:image xlink:href="Pictures/100002000000006500000072B56AD096.png" xlink:type="simple" xlink:show="embed" xlink:actuate="onLoad">
          <text:p/>
        </draw:image>
      </draw:frame>
      <draw:custom-shape draw:style-name="Mgr5" draw:text-style-name="MP4" draw:layer="backgroundobjects" svg:width="24.554cm" svg:height="18.204cm" svg:x="0.423cm" svg:y="0.423cm">
        <text:p/>
        <draw:enhanced-geometry svg:viewBox="0 0 21600 21600" draw:path-stretchpoint-x="10800" draw:path-stretchpoint-y="10800" draw:text-areas="?f3 ?f4 ?f5 ?f6" draw:type="round-rectangle" draw:modifiers="8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Başlık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20.32cm" svg:height="26.67cm" svg:x="0cm" svg:y="0cm">
          <text:p/>
        </draw:rect>
        <draw:frame presentation:style-name="Mpr7" draw:text-style-name="MP7" draw:layer="backgroundobjects" svg:width="8.749cm" svg:height="1.231cm" svg:x="-0.001cm" svg:y="0cm" presentation:class="header">
          <draw:text-box>
            <text:list text:style-name="ML2">
              <text:list-item>
                <text:p text:style-name="MP6"><text:span text:style-name="MT2"><presentation:header/></text:span></text:p>
              </text:list-item>
            </text:list>
          </draw:text-box>
        </draw:frame>
        <draw:frame presentation:style-name="Mpr8" draw:text-style-name="MP9" draw:layer="backgroundobjects" svg:width="8.748cm" svg:height="1.231cm" svg:x="11.501cm" svg:y="0cm" presentation:class="date-time">
          <draw:text-box>
            <text:list text:style-name="ML2">
              <text:list-item>
                <text:p text:style-name="MP8"><text:span text:style-name="MT2"><presentation:date-time/></text:span></text:p>
              </text:list-item>
            </text:list>
          </draw:text-box>
        </draw:frame>
        <draw:page-thumbnail presentation:style-name="Başlık1-title" draw:layer="backgroundobjects" svg:width="13.428cm" svg:height="10.073cm" svg:x="3.545cm" svg:y="1.967cm" presentation:class="page"/>
        <draw:frame presentation:style-name="Başlık1-notes" draw:layer="backgroundobjects" svg:width="14.75cm" svg:height="11.797cm" svg:x="2.752cm" svg:y="12.775cm" presentation:class="notes" presentation:placeholder="true">
          <draw:text-box/>
        </draw:frame>
        <draw:frame presentation:style-name="Mpr9" draw:text-style-name="MP7" draw:layer="backgroundobjects" svg:width="8.749cm" svg:height="1.483cm" svg:x="-0.001cm" svg:y="25.306cm" presentation:class="footer">
          <draw:text-box>
            <text:list text:style-name="ML2">
              <text:list-item>
                <text:p text:style-name="MP6"><text:span text:style-name="MT2"><presentation:footer/></text:span></text:p>
              </text:list-item>
            </text:list>
          </draw:text-box>
        </draw:frame>
        <draw:frame presentation:style-name="Mpr10" draw:text-style-name="MP9" draw:layer="backgroundobjects" svg:width="8.748cm" svg:height="1.483cm" svg:x="11.501cm" svg:y="25.306cm" presentation:class="page-number">
          <draw:text-box>
            <text:list text:style-name="ML2">
              <text:list-item>
                <text:p text:style-name="MP8"><text:span text:style-name="MT2"><text:page-number>&lt;number&gt;</text:page-number></text:span></text:p>
              </text:list-item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COS 217, Spring 2005</dc:title>
    <meta:initial-creator>Andrew W. Appel</meta:initial-creator>
    <meta:creation-date>2001-07-06T17:58:21</meta:creation-date>
    <dc:creator>root </dc:creator>
    <dc:date>2010-12-31T10:54:17</dc:date>
    <meta:editing-cycles>356</meta:editing-cycles>
    <meta:editing-duration>PT348H26M00S</meta:editing-duration>
    <meta:generator>OpenOffice.org/3.2$Unix OpenOffice.org_project/320m19$Build-9505</meta:generator>
    <meta:document-statistic meta:object-count="275"/>
  </office:meta>
</office:document-meta>
</file>